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93FB8A85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ing_20_1">
      <style:paragraph-properties fo:line-height="100%"/>
    </style:style>
    <style:style style:name="P2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677fa3" style:font-weight-asian="normal" style:font-weight-complex="normal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24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5be59a" fo:background-color="transparent"/>
    </style:style>
    <style:style style:name="P2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5be59a" fo:background-color="transparent"/>
    </style:style>
    <style:style style:name="P2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43bc7d" fo:background-color="transparent"/>
    </style:style>
    <style:style style:name="P2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P2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2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3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3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3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3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3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3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3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3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40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41" style:family="paragraph" style:parent-style-name="Text_20_body" style:master-page-name="">
      <style:paragraph-properties fo:margin-top="0cm" fo:margin-bottom="0.254cm" style:contextual-spacing="false" fo:line-height="100%" fo:text-align="start" style:justify-single-word="false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4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4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4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45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46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47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603f10" officeooo:paragraph-rsid="0164304e"/>
    </style:style>
    <style:style style:name="P4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603f10" officeooo:paragraph-rsid="01603f10"/>
    </style:style>
    <style:style style:name="P4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be59a" officeooo:paragraph-rsid="015be59a"/>
    </style:style>
    <style:style style:name="P5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c283" officeooo:paragraph-rsid="0155c283"/>
    </style:style>
    <style:style style:name="P5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0acb9" officeooo:paragraph-rsid="0150acb9"/>
    </style:style>
    <style:style style:name="P5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4a887b"/>
    </style:style>
    <style:style style:name="P53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54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25e59"/>
    </style:style>
    <style:style style:name="P5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2d29" officeooo:paragraph-rsid="0155f771"/>
    </style:style>
    <style:style style:name="P5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5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5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5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6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6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6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6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6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6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6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4b489c"/>
    </style:style>
    <style:style style:name="P6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6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6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7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7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7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7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74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75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76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77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78" style:family="paragraph" style:parent-style-name="Standard" style:master-page-name="">
      <style:paragraph-properties fo:margin-top="0cm" fo:margin-bottom="0.138cm" style:contextual-spacing="false" fo:text-align="justify" style:justify-single-word="false" fo:keep-together="always" style:page-number="auto" fo:keep-with-next="always"/>
      <style:text-properties fo:font-style="italic" officeooo:rsid="00e5f85d" officeooo:paragraph-rsid="00e5f85d" style:font-style-asian="italic" style:font-style-complex="italic"/>
    </style:style>
    <style:style style:name="P79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3ed192"/>
    </style:style>
    <style:style style:name="P80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81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82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83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84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8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86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5d8ae0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5d8ae0"/>
    </style:style>
    <style:style style:name="P8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8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9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9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9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9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9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9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9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9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9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9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10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10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10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10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10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10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10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10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10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10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11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1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1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14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1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1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d3587" officeooo:paragraph-rsid="014f6bca"/>
    </style:style>
    <style:style style:name="P1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18fd61" style:font-style-asian="normal" style:font-weight-asian="normal" style:font-style-complex="normal" style:font-weight-complex="normal"/>
    </style:style>
    <style:style style:name="P1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1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1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1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1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1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1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1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1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1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1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13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1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1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1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1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1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1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1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1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1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14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1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1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1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1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1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1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1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15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5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1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1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1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1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16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1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1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17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17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74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17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17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T1" style:family="text">
      <style:text-properties officeooo:rsid="00894806"/>
    </style:style>
    <style:style style:name="T2" style:family="text">
      <style:text-properties officeooo:rsid="00043d37"/>
    </style:style>
    <style:style style:name="T3" style:family="text">
      <style:text-properties officeooo:rsid="0166a507"/>
    </style:style>
    <style:style style:name="T4" style:family="text">
      <style:text-properties officeooo:rsid="00408209"/>
    </style:style>
    <style:style style:name="T5" style:family="text">
      <style:text-properties officeooo:rsid="00f94841"/>
    </style:style>
    <style:style style:name="T6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7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8" style:family="text">
      <style:text-properties style:text-underline-style="solid" style:text-underline-width="auto" style:text-underline-color="font-color" officeooo:rsid="00043d3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3b5ad" style:font-weight-asian="normal" style:font-weight-complex="normal"/>
    </style:style>
    <style:style style:name="T12" style:family="text">
      <style:text-properties fo:font-weight="normal" officeooo:rsid="0004f1de" style:font-weight-asian="normal" style:font-weight-complex="normal"/>
    </style:style>
    <style:style style:name="T13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14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15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16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17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18" style:family="text">
      <style:text-properties style:text-underline-style="none" fo:font-weight="normal" officeooo:rsid="00c3c71b" style:font-weight-asian="normal" style:font-weight-complex="normal"/>
    </style:style>
    <style:style style:name="T19" style:family="text">
      <style:text-properties officeooo:rsid="00d60023"/>
    </style:style>
    <style:style style:name="T20" style:family="text">
      <style:text-properties officeooo:rsid="0040d982"/>
    </style:style>
    <style:style style:name="T21" style:family="text">
      <style:text-properties fo:font-style="italic" officeooo:rsid="001b3e56" style:font-style-asian="italic" style:font-style-complex="italic"/>
    </style:style>
    <style:style style:name="T22" style:family="text">
      <style:text-properties fo:font-style="normal" officeooo:rsid="0040d982" style:font-style-asian="normal" style:font-style-complex="normal"/>
    </style:style>
    <style:style style:name="T23" style:family="text">
      <style:text-properties fo:font-style="normal" officeooo:rsid="004c7182" style:font-style-asian="normal" style:font-style-complex="normal"/>
    </style:style>
    <style:style style:name="T24" style:family="text">
      <style:text-properties fo:font-style="normal" officeooo:rsid="001b3e56" style:font-style-asian="normal" style:font-style-complex="normal"/>
    </style:style>
    <style:style style:name="T25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0bfd4bd"/>
    </style:style>
    <style:style style:name="T28" style:family="text">
      <style:text-properties officeooo:rsid="01677fa3"/>
    </style:style>
    <style:style style:name="T29" style:family="text">
      <style:text-properties style:text-position="super 58%" officeooo:rsid="01677fa3"/>
    </style:style>
    <style:style style:name="T30" style:family="text">
      <style:text-properties fo:font-style="italic" officeooo:rsid="01677fa3" style:font-style-asian="italic" style:font-style-complex="italic"/>
    </style:style>
    <style:style style:name="T31" style:family="text">
      <style:text-properties officeooo:rsid="013138b5"/>
    </style:style>
    <style:style style:name="T32" style:family="text">
      <style:text-properties style:text-position="super 58%" officeooo:rsid="013138b5"/>
    </style:style>
    <style:style style:name="T33" style:family="text">
      <style:text-properties fo:font-style="italic" officeooo:rsid="013138b5" style:font-style-asian="italic" style:font-style-complex="italic"/>
    </style:style>
    <style:style style:name="T34" style:family="text">
      <style:text-properties officeooo:rsid="0113f27b"/>
    </style:style>
    <style:style style:name="T35" style:family="text">
      <style:text-properties fo:font-style="italic" officeooo:rsid="0113f27b" style:font-style-asian="italic" style:font-style-complex="italic"/>
    </style:style>
    <style:style style:name="T36" style:family="text">
      <style:text-properties officeooo:rsid="010a4fce"/>
    </style:style>
    <style:style style:name="T37" style:family="text">
      <style:text-properties fo:font-style="italic" officeooo:rsid="010a4fce" style:font-style-asian="italic" style:font-style-complex="italic"/>
    </style:style>
    <style:style style:name="T38" style:family="text">
      <style:text-properties officeooo:rsid="0106f4f7"/>
    </style:style>
    <style:style style:name="T39" style:family="text">
      <style:text-properties fo:font-style="italic" officeooo:rsid="00f94841" style:font-style-asian="italic" style:font-style-complex="italic"/>
    </style:style>
    <style:style style:name="T40" style:family="text">
      <style:text-properties fo:font-style="normal" officeooo:rsid="0100d3be" style:font-style-asian="normal" style:font-style-complex="normal"/>
    </style:style>
    <style:style style:name="T41" style:family="text">
      <style:text-properties fo:font-style="italic" officeooo:rsid="0100d3be" style:font-style-asian="italic" style:font-style-complex="italic"/>
    </style:style>
    <style:style style:name="T42" style:family="text">
      <style:text-properties officeooo:rsid="00c2d31a"/>
    </style:style>
    <style:style style:name="T43" style:family="text">
      <style:text-properties officeooo:rsid="00c2d31a" fo:background-color="transparent" loext:char-shading-value="0"/>
    </style:style>
    <style:style style:name="T44" style:family="text">
      <style:text-properties officeooo:rsid="00cd8f65" fo:background-color="transparent" loext:char-shading-value="0"/>
    </style:style>
    <style:style style:name="T45" style:family="text">
      <style:text-properties officeooo:rsid="00c13698"/>
    </style:style>
    <style:style style:name="T46" style:family="text">
      <style:text-properties fo:font-style="italic" officeooo:rsid="00c2d31a" style:font-style-asian="italic" style:font-style-complex="italic"/>
    </style:style>
    <style:style style:name="T47" style:family="text">
      <style:text-properties style:text-underline-style="none" fo:font-weight="normal" officeooo:rsid="00b7427f" style:font-weight-asian="normal" style:font-weight-complex="normal"/>
    </style:style>
    <style:style style:name="T48" style:family="text">
      <style:text-properties style:text-underline-style="none" fo:font-weight="normal" officeooo:rsid="00bfe78f" style:font-weight-asian="normal" style:font-weight-complex="normal"/>
    </style:style>
    <style:style style:name="T49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50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51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52" style:family="text">
      <style:text-properties officeooo:rsid="00fc1122"/>
    </style:style>
    <style:style style:name="T53" style:family="text">
      <style:text-properties officeooo:rsid="005cf811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officeooo:rsid="00420662"/>
    </style:style>
    <style:style style:name="T56" style:family="text">
      <style:text-properties officeooo:rsid="005ff056"/>
    </style:style>
    <style:style style:name="T57" style:family="text">
      <style:text-properties fo:font-weight="normal" officeooo:rsid="007bcff0" style:font-weight-asian="normal" style:font-weight-complex="normal"/>
    </style:style>
    <style:style style:name="T58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59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60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61" style:family="text">
      <style:text-properties fo:font-weight="normal" officeooo:rsid="015be59a" style:font-weight-asian="normal" style:font-weight-complex="normal"/>
    </style:style>
    <style:style style:name="T62" style:family="text">
      <style:text-properties fo:font-weight="normal" officeooo:rsid="0143bc7d" style:font-weight-asian="normal" style:font-weight-complex="normal"/>
    </style:style>
    <style:style style:name="T63" style:family="text">
      <style:text-properties fo:font-weight="normal" officeooo:rsid="0135c58f" style:font-weight-asian="normal" style:font-weight-complex="normal"/>
    </style:style>
    <style:style style:name="T64" style:family="text">
      <style:text-properties fo:font-weight="normal" officeooo:rsid="00f94841" style:font-weight-asian="normal" style:font-weight-complex="normal"/>
    </style:style>
    <style:style style:name="T65" style:family="text">
      <style:text-properties fo:font-weight="normal" officeooo:rsid="00d26a3f" style:font-weight-asian="normal" style:font-weight-complex="normal"/>
    </style:style>
    <style:style style:name="T66" style:family="text">
      <style:text-properties fo:font-weight="normal" officeooo:rsid="00059c96" style:font-weight-asian="normal" style:font-weight-complex="normal"/>
    </style:style>
    <style:style style:name="T67" style:family="text">
      <style:text-properties fo:font-weight="normal" officeooo:rsid="0042c288" style:font-weight-asian="normal" style:font-weight-complex="normal"/>
    </style:style>
    <style:style style:name="T68" style:family="text">
      <style:text-properties fo:font-weight="normal" officeooo:rsid="00bcd624" style:font-weight-asian="normal" style:font-weight-complex="normal"/>
    </style:style>
    <style:style style:name="T69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70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71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72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75" style:family="text">
      <style:text-properties style:text-underline-style="none" fo:font-weight="normal" officeooo:rsid="0004f1de" style:font-weight-asian="normal" style:font-weight-complex="normal"/>
    </style:style>
    <style:style style:name="T76" style:family="text">
      <style:text-properties style:text-underline-style="none" fo:font-weight="normal" officeooo:rsid="008a6699" style:font-weight-asian="normal" style:font-weight-complex="normal"/>
    </style:style>
    <style:style style:name="T77" style:family="text">
      <style:text-properties style:text-underline-style="none" fo:font-weight="normal" officeooo:rsid="00d26a3f" style:font-weight-asian="normal" style:font-weight-complex="normal"/>
    </style:style>
    <style:style style:name="T78" style:family="text">
      <style:text-properties style:text-underline-style="none" fo:font-weight="normal" officeooo:rsid="00059c96" style:font-weight-asian="normal" style:font-weight-complex="normal"/>
    </style:style>
    <style:style style:name="T79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80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81" style:family="text">
      <style:text-properties fo:font-weight="normal" officeooo:rsid="0051f07d" style:font-weight-asian="normal" style:font-weight-complex="normal"/>
    </style:style>
    <style:style style:name="T82" style:family="text">
      <style:text-properties fo:font-weight="normal" officeooo:rsid="00e504a4" style:font-weight-asian="normal" style:font-weight-complex="normal"/>
    </style:style>
    <style:style style:name="T83" style:family="text">
      <style:text-properties fo:font-weight="normal" officeooo:rsid="00a8c0e9" style:font-weight-asian="normal" style:font-weight-complex="normal"/>
    </style:style>
    <style:style style:name="T84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85" style:family="text">
      <style:text-properties style:text-underline-style="none" fo:font-weight="normal" officeooo:rsid="00754e19" style:font-weight-asian="normal" style:font-weight-complex="normal"/>
    </style:style>
    <style:style style:name="T86" style:family="text">
      <style:text-properties style:text-underline-style="none" fo:font-weight="normal" officeooo:rsid="0042c288" style:font-weight-asian="normal" style:font-weight-complex="normal"/>
    </style:style>
    <style:style style:name="T87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88" style:family="text">
      <style:text-properties style:text-underline-style="none" fo:font-weight="normal" officeooo:rsid="004124e5" style:font-weight-asian="normal" style:font-weight-complex="normal"/>
    </style:style>
    <style:style style:name="T89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90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91" style:family="text">
      <style:text-properties fo:font-weight="normal" officeooo:rsid="004124e5" style:font-weight-asian="normal" style:font-weight-complex="normal"/>
    </style:style>
    <style:style style:name="T92" style:family="text">
      <style:text-properties fo:font-weight="normal" officeooo:rsid="00420662" style:font-weight-asian="normal" style:font-weight-complex="normal"/>
    </style:style>
    <style:style style:name="T93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94" style:family="text">
      <style:text-properties style:text-underline-style="none" fo:font-weight="normal" officeooo:rsid="00420662" style:font-weight-asian="normal" style:font-weight-complex="normal"/>
    </style:style>
    <style:style style:name="T95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96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97" style:family="text">
      <style:text-properties style:text-underline-style="none" fo:font-weight="normal" officeooo:rsid="00061718" style:font-weight-asian="normal" style:font-weight-complex="normal"/>
    </style:style>
    <style:style style:name="T98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99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00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101" style:family="text">
      <style:text-properties fo:font-weight="normal" officeooo:rsid="00061718" style:font-weight-asian="normal" style:font-weight-complex="normal"/>
    </style:style>
    <style:style style:name="T102" style:family="text">
      <style:text-properties officeooo:rsid="0004f1de"/>
    </style:style>
    <style:style style:name="T103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04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105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06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07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108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10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111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112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14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115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116" style:family="text">
      <style:text-properties fo:font-style="normal" officeooo:rsid="00501dd2" style:font-style-asian="normal" style:font-style-complex="normal"/>
    </style:style>
    <style:style style:name="T117" style:family="text">
      <style:text-properties fo:font-style="normal" style:font-style-asian="normal" style:font-style-complex="normal"/>
    </style:style>
    <style:style style:name="T118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1625e59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164304e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13d94b5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12be5d4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33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4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135" style:family="text">
      <style:text-properties style:font-name="Liberation Serif" fo:font-style="normal" style:text-underline-style="none" fo:font-weight="normal" officeooo:rsid="0164304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6" style:family="text">
      <style:text-properties style:font-name="Liberation Serif" fo:font-style="normal" style:text-underline-style="none" fo:font-weight="bold" officeooo:rsid="0164304e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37" style:family="text">
      <style:text-properties style:font-name="Liberation Serif" fo:font-style="italic" style:text-underline-style="none" fo:font-weight="normal" officeooo:rsid="0164304e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38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9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40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41" style:family="text">
      <style:text-properties style:font-name="Liberation Serif1" fo:font-style="normal" style:text-underline-style="none" fo:font-weight="normal" officeooo:rsid="001b800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2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3" style:family="text">
      <style:text-properties style:font-name="Liberation Serif1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4" style:family="text">
      <style:text-properties style:font-name="Liberation Serif1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45" style:family="text">
      <style:text-properties style:font-name="Liberation Serif1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46" style:family="text">
      <style:text-properties style:font-name="Liberation Serif" fo:font-style="normal" style:text-underline-style="none" fo:font-weight="normal" officeooo:rsid="0150acb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7" style:family="text">
      <style:text-properties style:font-name="Liberation Serif" fo:font-style="normal" style:text-underline-style="none" fo:font-weight="bold" officeooo:rsid="0151dea8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48" style:family="text">
      <style:text-properties style:font-name="Liberation Serif" fo:font-style="normal" style:text-underline-style="none" fo:font-weight="normal" officeooo:rsid="0151dea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9" style:family="text">
      <style:text-properties style:font-name="Liberation Serif" fo:font-style="normal" style:text-underline-style="none" fo:font-weight="normal" officeooo:rsid="0155c28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0" style:family="text">
      <style:text-properties style:font-name="Liberation Serif" fo:font-style="italic" style:text-underline-style="none" fo:font-weight="normal" officeooo:rsid="0151dea8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1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2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3" style:family="text">
      <style:text-properties style:font-name="Liberation Serif" fo:font-style="normal" style:text-underline-style="none" fo:font-weight="normal" officeooo:rsid="01625e5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4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55" style:family="text">
      <style:text-properties style:font-name="Liberation Serif" fo:font-style="normal" style:text-underline-style="none" fo:font-weight="bold" officeooo:rsid="015569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6" style:family="text">
      <style:text-properties style:font-name="Liberation Serif" fo:font-style="normal" style:text-underline-style="none" officeooo:rsid="01556924" fo:background-color="transparent" loext:char-shading-value="0" style:font-name-asian="Liberation Serif" style:font-style-asian="normal" style:font-name-complex="Liberation Serif" style:font-style-complex="normal"/>
    </style:style>
    <style:style style:name="T157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58" style:family="text">
      <style:text-properties style:font-name="Liberation Serif" fo:font-style="normal" style:text-underline-style="none" officeooo:rsid="015d8ae0" fo:background-color="transparent" loext:char-shading-value="0" style:font-name-asian="Liberation Serif" style:font-style-asian="normal" style:font-name-complex="Liberation Serif" style:font-style-complex="normal"/>
    </style:style>
    <style:style style:name="T159" style:family="text">
      <style:text-properties style:font-name="Liberation Serif" fo:font-style="normal" style:text-underline-style="none" officeooo:rsid="015a4669" fo:background-color="transparent" loext:char-shading-value="0" style:font-name-asian="Liberation Serif" style:font-style-asian="normal" style:font-name-complex="Liberation Serif" style:font-style-complex="normal"/>
    </style:style>
    <style:style style:name="T160" style:family="text">
      <style:text-properties style:font-name="Liberation Serif" fo:font-style="normal" style:text-underline-style="none" officeooo:rsid="00fd5cdf" fo:background-color="transparent" loext:char-shading-value="0" style:font-name-asian="Liberation Serif" style:font-style-asian="normal" style:font-name-complex="Liberation Serif" style:font-style-complex="normal"/>
    </style:style>
    <style:style style:name="T161" style:family="text">
      <style:text-properties style:font-name="Liberation Serif" fo:font-style="normal" style:text-underline-style="none" fo:font-weight="bold" officeooo:rsid="00fd5cdf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2" style:family="text">
      <style:text-properties style:font-name="Liberation Serif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163" style:family="text">
      <style:text-properties style:font-name="Liberation Serif" fo:font-style="italic" style:text-underline-style="none" officeooo:rsid="00fd5cdf" fo:background-color="transparent" loext:char-shading-value="0" style:font-name-asian="Liberation Serif" style:font-style-asian="italic" style:font-name-complex="Liberation Serif" style:font-style-complex="italic"/>
    </style:style>
    <style:style style:name="T164" style:family="text">
      <style:text-properties style:font-name="Liberation Serif" fo:font-style="normal" style:text-underline-style="none" officeooo:rsid="015c4f0e" fo:background-color="transparent" loext:char-shading-value="0" style:font-name-asian="Liberation Serif" style:font-style-asian="normal" style:font-name-complex="Liberation Serif" style:font-style-complex="normal"/>
    </style:style>
    <style:style style:name="T165" style:family="text">
      <style:text-properties style:font-name="Liberation Serif" fo:font-style="normal" style:text-underline-style="none" officeooo:rsid="012554a6" fo:background-color="transparent" loext:char-shading-value="0" style:font-name-asian="Liberation Serif" style:font-style-asian="normal" style:font-name-complex="Liberation Serif" style:font-style-complex="normal"/>
    </style:style>
    <style:style style:name="T166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167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68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9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70" style:family="text">
      <style:text-properties style:font-name="Liberation Serif1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171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172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3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4" style:family="text">
      <style:text-properties style:font-name="Liberation Serif1" fo:font-style="normal" style:text-underline-style="none" fo:font-weight="normal" officeooo:rsid="0146cb4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5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6" style:family="text">
      <style:text-properties style:font-name="Liberation Serif" fo:font-style="normal" style:text-underline-style="none" officeooo:rsid="0143bc7d" fo:background-color="transparent" loext:char-shading-value="0" style:font-name-asian="Liberation Serif" style:font-style-asian="normal" style:font-name-complex="Liberation Serif" style:font-style-complex="normal"/>
    </style:style>
    <style:style style:name="T177" style:family="text">
      <style:text-properties style:font-name="Liberation Serif" fo:font-style="normal" style:text-underline-style="none" officeooo:rsid="01427c78" fo:background-color="transparent" loext:char-shading-value="0" style:font-name-asian="Liberation Serif" style:font-style-asian="normal" style:font-name-complex="Liberation Serif" style:font-style-complex="normal"/>
    </style:style>
    <style:style style:name="T178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179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180" style:family="text">
      <style:text-properties style:font-name="Liberation Serif" fo:font-style="normal" style:text-underline-style="none" officeooo:rsid="013c5789" fo:background-color="transparent" loext:char-shading-value="0" style:font-name-asian="Liberation Serif" style:font-style-asian="normal" style:font-name-complex="Liberation Serif" style:font-style-complex="normal"/>
    </style:style>
    <style:style style:name="T181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182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183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184" style:family="text">
      <style:text-properties style:font-name="Liberation Serif" fo:font-style="normal" style:text-underline-style="none" fo:font-weight="normal" officeooo:rsid="012df80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5" style:family="text">
      <style:text-properties style:font-name="Liberation Serif" fo:font-style="normal" style:text-underline-style="none" fo:font-weight="normal" officeooo:rsid="012a59f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6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7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8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9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90" style:family="text">
      <style:text-properties style:font-name="Liberation Serif" fo:font-style="normal" style:text-underline-style="none" fo:font-weight="normal" officeooo:rsid="014b489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1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2" style:family="text">
      <style:text-properties style:font-name="Liberation Serif" fo:font-style="normal" style:text-underline-style="none" fo:font-weight="bold" officeooo:rsid="00f90fbc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93" style:family="text">
      <style:text-properties style:font-name="Liberation Serif" fo:font-style="italic" style:text-underline-style="none" fo:font-weight="normal" officeooo:rsid="00f90fbc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4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5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6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97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8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9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0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1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2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03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4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5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06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07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08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09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10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11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12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213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14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215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16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17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218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19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20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221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22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23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24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225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26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227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228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29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30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31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32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33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34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35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36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37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38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39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40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41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42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43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44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45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46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47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48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49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50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51" style:family="text">
      <style:text-properties style:font-name="Liberation Serif1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52" style:family="text">
      <style:text-properties style:font-name="Liberation Serif1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253" style:family="text">
      <style:text-properties style:font-name="Liberation Serif1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254" style:family="text">
      <style:text-properties style:font-name="Liberation Serif1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255" style:family="text">
      <style:text-properties style:font-name="Liberation Serif1" fo:font-style="normal" style:text-underline-style="none" officeooo:rsid="013ed192" fo:background-color="transparent" loext:char-shading-value="0" style:font-style-asian="normal" style:font-style-complex="normal"/>
    </style:style>
    <style:style style:name="T256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57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58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59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260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261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262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263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64" style:family="text">
      <style:text-properties officeooo:rsid="0030463c"/>
    </style:style>
    <style:style style:name="T265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266" style:family="text">
      <style:text-properties fo:font-style="normal" style:text-underline-style="none" fo:font-weight="normal" officeooo:rsid="0168f8d9" style:font-style-asian="normal" style:font-weight-asian="normal" style:font-style-complex="normal" style:font-weight-complex="normal"/>
    </style:style>
    <style:style style:name="T267" style:family="text">
      <style:text-properties fo:font-style="normal" style:text-underline-style="none" fo:font-weight="normal" officeooo:rsid="01677fa3" style:font-style-asian="normal" style:font-weight-asian="normal" style:font-style-complex="normal" style:font-weight-complex="normal"/>
    </style:style>
    <style:style style:name="T268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26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70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271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272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273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274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275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276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277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278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279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280" style:family="text">
      <style:text-properties fo:font-weight="normal" officeooo:rsid="00aa75c1" style:font-weight-asian="normal" style:font-weight-complex="normal"/>
    </style:style>
    <style:style style:name="T281" style:family="text">
      <style:text-properties fo:font-weight="normal" officeooo:rsid="008d8493" style:font-weight-asian="normal" style:font-weight-complex="normal"/>
    </style:style>
    <style:style style:name="T282" style:family="text">
      <style:text-properties fo:font-weight="normal" officeooo:rsid="009f0e7f" style:font-weight-asian="normal" style:font-weight-complex="normal"/>
    </style:style>
    <style:style style:name="T283" style:family="text">
      <style:text-properties fo:font-weight="normal" officeooo:rsid="008deecb" style:font-weight-asian="normal" style:font-weight-complex="normal"/>
    </style:style>
    <style:style style:name="T284" style:family="text">
      <style:text-properties fo:font-weight="normal" officeooo:rsid="004c7182" style:font-weight-asian="normal" style:font-weight-complex="normal"/>
    </style:style>
    <style:style style:name="T285" style:family="text">
      <style:text-properties fo:font-weight="normal" officeooo:rsid="0043858c" style:font-weight-asian="normal" style:font-weight-complex="normal"/>
    </style:style>
    <style:style style:name="T286" style:family="text">
      <style:text-properties fo:font-weight="normal" officeooo:rsid="0145520a" style:font-weight-asian="normal" style:font-weight-complex="normal"/>
    </style:style>
    <style:style style:name="T287" style:family="text">
      <style:text-properties fo:font-weight="normal" officeooo:rsid="0030463c" style:font-weight-asian="normal" style:font-weight-complex="normal"/>
    </style:style>
    <style:style style:name="T288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289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29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292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293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294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295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296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297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298" style:family="text">
      <style:text-properties officeooo:rsid="00072975"/>
    </style:style>
    <style:style style:name="T299" style:family="text">
      <style:text-properties officeooo:rsid="0053cdb5"/>
    </style:style>
    <style:style style:name="T300" style:family="text">
      <style:text-properties officeooo:rsid="0118fd61"/>
    </style:style>
    <style:style style:name="T301" style:family="text">
      <style:text-properties officeooo:rsid="00e504a4"/>
    </style:style>
    <style:style style:name="T302" style:family="text">
      <style:text-properties officeooo:rsid="004c7182"/>
    </style:style>
    <style:style style:name="T303" style:family="text">
      <style:text-properties officeooo:rsid="004d8b35"/>
    </style:style>
    <style:style style:name="T304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305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306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307" style:family="text">
      <style:text-properties officeooo:rsid="0044ae78"/>
    </style:style>
    <style:style style:name="T308" style:family="text">
      <style:text-properties officeooo:rsid="008d8493"/>
    </style:style>
    <style:style style:name="T309" style:family="text">
      <style:text-properties style:font-name="Liberation Serif" officeooo:rsid="0044ae78"/>
    </style:style>
    <style:style style:name="T310" style:family="text">
      <style:text-properties style:text-underline-style="solid" style:text-underline-width="auto" style:text-underline-color="font-color" officeooo:rsid="000a08d6"/>
    </style:style>
    <style:style style:name="T311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312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313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14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15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16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317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318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19" style:family="text">
      <style:text-properties style:text-underline-style="none" fo:font-weight="normal" officeooo:rsid="00da04e3" style:font-weight-asian="normal" style:font-weight-complex="normal"/>
    </style:style>
    <style:style style:name="T320" style:family="text">
      <style:text-properties style:text-underline-style="none" fo:font-weight="normal" officeooo:rsid="008deecb" style:font-weight-asian="normal" style:font-weight-complex="normal"/>
    </style:style>
    <style:style style:name="T321" style:family="text">
      <style:text-properties style:text-underline-style="none" fo:font-weight="normal" officeooo:rsid="0070ec7d" style:font-weight-asian="normal" style:font-weight-complex="normal"/>
    </style:style>
    <style:style style:name="T322" style:family="text">
      <style:text-properties style:text-underline-style="none" fo:font-weight="normal" officeooo:rsid="0097fbd1" style:font-weight-asian="normal" style:font-weight-complex="normal"/>
    </style:style>
    <style:style style:name="T323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324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325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326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328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329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330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331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332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333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334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335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336" style:family="text">
      <style:text-properties officeooo:rsid="0030e0a1"/>
    </style:style>
    <style:style style:name="T337" style:family="text">
      <style:text-properties officeooo:rsid="0078a2da"/>
    </style:style>
    <style:style style:name="T338" style:family="text">
      <style:text-properties style:text-underline-style="solid" style:text-underline-width="auto" style:text-underline-color="font-color" officeooo:rsid="00061718"/>
    </style:style>
    <style:style style:name="T339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340" style:family="text">
      <style:text-properties style:text-underline-style="none" fo:font-weight="normal" officeooo:rsid="0008bf16" style:font-weight-asian="normal" style:font-weight-complex="normal"/>
    </style:style>
    <style:style style:name="T341" style:family="text">
      <style:text-properties style:text-underline-style="none" fo:font-weight="normal" officeooo:rsid="0030e0a1" style:font-weight-asian="normal" style:font-weight-complex="normal"/>
    </style:style>
    <style:style style:name="T342" style:family="text">
      <style:text-properties style:text-underline-style="none" fo:font-weight="normal" officeooo:rsid="003574fe" style:font-weight-asian="normal" style:font-weight-complex="normal"/>
    </style:style>
    <style:style style:name="T343" style:family="text">
      <style:text-properties style:text-underline-style="none" fo:font-weight="normal" officeooo:rsid="00e504a4" style:font-weight-asian="normal" style:font-weight-complex="normal"/>
    </style:style>
    <style:style style:name="T344" style:family="text">
      <style:text-properties style:text-underline-style="none" fo:font-weight="normal" officeooo:rsid="004e0ee6" style:font-weight-asian="normal" style:font-weight-complex="normal"/>
    </style:style>
    <style:style style:name="T345" style:family="text">
      <style:text-properties style:text-underline-style="none" fo:font-weight="normal" officeooo:rsid="00f60c80" style:font-weight-asian="normal" style:font-weight-complex="normal"/>
    </style:style>
    <style:style style:name="T346" style:family="text">
      <style:text-properties style:text-underline-style="none" fo:font-weight="normal" officeooo:rsid="010d15dd" style:font-weight-asian="normal" style:font-weight-complex="normal"/>
    </style:style>
    <style:style style:name="T347" style:family="text">
      <style:text-properties fo:font-weight="normal" officeooo:rsid="004e0ee6" style:font-weight-asian="normal" style:font-weight-complex="normal"/>
    </style:style>
    <style:style style:name="T348" style:family="text">
      <style:text-properties fo:font-weight="normal" officeooo:rsid="0118fd61" style:font-weight-asian="normal" style:font-weight-complex="normal"/>
    </style:style>
    <style:style style:name="T349" style:family="text">
      <style:text-properties fo:font-weight="normal" officeooo:rsid="006e9e53" style:font-weight-asian="normal" style:font-weight-complex="normal"/>
    </style:style>
    <style:style style:name="T350" style:family="text">
      <style:text-properties fo:font-weight="normal" officeooo:rsid="003db249" style:font-weight-asian="normal" style:font-weight-complex="normal"/>
    </style:style>
    <style:style style:name="T351" style:family="text">
      <style:text-properties fo:font-weight="normal" officeooo:rsid="012e1997" style:font-weight-asian="normal" style:font-weight-complex="normal"/>
    </style:style>
    <style:style style:name="T352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1" style:font-size-complex="14pt"/>
    </style:style>
    <style:style style:name="T353" style:family="text">
      <style:text-properties style:text-underline-style="none" fo:font-weight="normal" officeooo:rsid="014a887b" style:font-weight-asian="normal" style:font-weight-complex="normal"/>
    </style:style>
    <style:style style:name="T354" style:family="text">
      <style:text-properties style:text-underline-style="none" fo:font-weight="normal" officeooo:rsid="0147d121" style:font-weight-asian="normal" style:font-weight-complex="normal"/>
    </style:style>
    <style:style style:name="T355" style:family="text">
      <style:text-properties style:text-underline-style="none" fo:font-weight="normal" officeooo:rsid="0147e4d3" style:font-weight-asian="normal" style:font-weight-complex="normal"/>
    </style:style>
    <style:style style:name="T356" style:family="text">
      <style:text-properties style:text-underline-style="none" fo:font-weight="normal" style:font-weight-asian="normal" style:font-weight-complex="normal"/>
    </style:style>
    <style:style style:name="T357" style:family="text">
      <style:text-properties officeooo:rsid="00061718"/>
    </style:style>
    <style:style style:name="T358" style:family="text">
      <style:text-properties fo:font-weight="normal" officeooo:rsid="00072975" style:font-weight-asian="normal" style:font-weight-complex="normal"/>
    </style:style>
    <style:style style:name="T359" style:family="text">
      <style:text-properties fo:font-weight="normal" officeooo:rsid="011a3dc9" style:font-weight-asian="normal" style:font-weight-complex="normal"/>
    </style:style>
    <style:style style:name="T360" style:family="text">
      <style:text-properties fo:font-weight="normal" officeooo:rsid="011b937a" style:font-weight-asian="normal" style:font-weight-complex="normal"/>
    </style:style>
    <style:style style:name="T361" style:family="text">
      <style:text-properties style:text-underline-style="none" fo:font-weight="normal" officeooo:rsid="0092b48e" style:font-weight-asian="normal" style:font-weight-complex="normal"/>
    </style:style>
    <style:style style:name="T362" style:family="text">
      <style:text-properties fo:font-weight="normal" officeooo:rsid="0092b48e" style:font-weight-asian="normal" style:font-weight-complex="normal"/>
    </style:style>
    <style:style style:name="T363" style:family="text">
      <style:text-properties fo:font-weight="normal" officeooo:rsid="005ccf0d" style:font-weight-asian="normal" style:font-weight-complex="normal"/>
    </style:style>
    <style:style style:name="T364" style:family="text">
      <style:text-properties fo:font-weight="normal" officeooo:rsid="0032041a" style:font-weight-asian="normal" style:font-weight-complex="normal"/>
    </style:style>
    <style:style style:name="T365" style:family="text">
      <style:text-properties fo:font-weight="normal" officeooo:rsid="0040d982" style:font-weight-asian="normal" style:font-weight-complex="normal"/>
    </style:style>
    <style:style style:name="T366" style:family="text">
      <style:text-properties officeooo:rsid="0145520a"/>
    </style:style>
    <style:style style:name="T367" style:family="text">
      <style:text-properties officeooo:rsid="0168f8d9"/>
    </style:style>
    <style:style style:name="T368" style:family="text">
      <style:text-properties officeooo:rsid="00745ad9"/>
    </style:style>
    <style:style style:name="T369" style:family="text">
      <style:text-properties style:text-underline-style="none" fo:font-weight="normal" officeooo:rsid="00072975" style:font-weight-asian="normal" style:font-weight-complex="normal"/>
    </style:style>
    <style:style style:name="T370" style:family="text">
      <style:text-properties style:text-underline-style="none" fo:font-weight="normal" officeooo:rsid="00cd8f65" style:font-weight-asian="normal" style:font-weight-complex="normal"/>
    </style:style>
    <style:style style:name="T371" style:family="text">
      <style:text-properties fo:font-weight="normal" officeooo:rsid="00745ad9" style:font-weight-asian="normal" style:font-weight-complex="normal"/>
    </style:style>
    <style:style style:name="T372" style:family="text">
      <style:text-properties fo:font-weight="normal" officeooo:rsid="0140ac1e" style:font-weight-asian="normal" style:font-weight-complex="normal"/>
    </style:style>
    <style:style style:name="T373" style:family="text">
      <style:text-properties officeooo:rsid="0140ac1e"/>
    </style:style>
    <style:style style:name="T374" style:family="text">
      <style:text-properties style:text-position="super 58%"/>
    </style:style>
    <style:style style:name="T375" style:family="text">
      <style:text-properties officeooo:rsid="00194778"/>
    </style:style>
    <style:style style:name="T376" style:family="text">
      <style:text-properties fo:font-weight="normal" officeooo:rsid="00194778" style:font-weight-asian="normal" style:font-weight-complex="normal"/>
    </style:style>
    <style:style style:name="T377" style:family="text">
      <style:text-properties style:text-underline-style="none" fo:font-weight="normal" officeooo:rsid="0013b216" style:font-weight-asian="normal" style:font-weight-complex="normal"/>
    </style:style>
    <style:style style:name="T378" style:family="text">
      <style:text-properties style:text-underline-style="none" fo:font-weight="normal" officeooo:rsid="0053cdb5" style:font-weight-asian="normal" style:font-weight-complex="normal"/>
    </style:style>
    <style:style style:name="T379" style:family="text">
      <style:text-properties fo:font-weight="normal" officeooo:rsid="0053cdb5" style:font-weight-asian="normal" style:font-weight-complex="normal"/>
    </style:style>
    <style:style style:name="T380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381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382" style:family="text">
      <style:text-properties fo:font-weight="normal" officeooo:rsid="0053d367" fo:background-color="#ffff00" loext:char-shading-value="0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Dr </text:span>Kyle A Oman</text:h>
      <text:p text:style-name="P2"><text:tab/><text:span text:style-name="T2">Office: +44 (0) 191 33 4</text:span><text:span text:style-name="T3">3348</text:span><text:span text:style-name="T2"><text:tab/>Institute for Computational Cosmology</text:span></text:p>
      <text:p text:style-name="P3"><text:tab/><text:span text:style-name="T2">Mobile: +44 (0) 737 693 4098<text:tab/>Department of Physics &amp; Astronomy, Durham University</text:span></text:p>
      <text:p text:style-name="P4"><text:tab/><text:a xlink:type="simple" xlink:href="mailto:kyle.a.oman@durham.ac.uk" text:style-name="Internet_20_link" text:visited-style-name="Visited_20_Internet_20_Link"><text:span text:style-name="T2">kyle.a.oman@durham.ac.uk</text:span></text:a><text:tab/><text:span text:style-name="T4">South Road, Durham DH1 3LE, United Kingdom<text:line-break/><text:tab/></text:span><text:a xlink:type="simple" xlink:href="https://kyleaoman.github.io/" text:style-name="Internet_20_link" text:visited-style-name="Visited_20_Internet_20_Link"><text:span text:style-name="T5">kyleaoman.github.io</text:span></text:a></text:p>
      <text:p text:style-name="P4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93FB8A85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5"><text:span text:style-name="T6">Academic </text:span><text:span text:style-name="T7">Qualifications</text:span><text:span text:style-name="T8"><text:tab/></text:span></text:p>
      <text:p text:style-name="P6"><text:tab/><text:span text:style-name="T9">PhD<text:tab/></text:span><text:span text:style-name="T10">University of Victoria, Astronomy<text:tab/>Aug 201</text:span><text:span text:style-name="T11">7</text:span><text:span text:style-name="T10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6"><text:span text:style-name="T10"><text:tab/></text:span><text:span text:style-name="T9">MSc<text:tab/></text:span><text:span text:style-name="T10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6"><text:span text:style-name="T10"><text:tab/></text:span><text:span text:style-name="T9">BSc</text:span><text:span text:style-name="T10"><text:tab/>University of Waterloo, </text:span><text:span text:style-name="T12">Honours </text:span><text:span text:style-name="T10">Physics (Astrophysics spec.)<text:tab/>Jun 2011<text:line-break/><text:tab/><text:tab/>Graduated on Dean's Honour List<text:line-break/><text:tab/><text:tab/></text:span><text:span text:style-name="T12">Dissertation: “An object-oriented halo finder”<text:line-break/><text:tab/></text:span><text:span text:style-name="T10"><text:tab/></text:span><text:span text:style-name="T12">Supervisor: Michael Balogh</text:span></text:p>
      <text:p text:style-name="P7"><text:span text:style-name="T4">Employment</text:span><text:tab/></text:p>
      <text:p text:style-name="P8"><text:span text:style-name="T13"><text:tab/></text:span><text:span text:style-name="T14">Ass</text:span><text:span text:style-name="T15">oc</text:span><text:span text:style-name="T14">. Professor &amp; Royal Society Dorothy Hodgkin Fellow<text:tab/></text:span><text:span text:style-name="T15">Jul 2024</text:span><text:span text:style-name="T14"> – </text:span><text:span text:style-name="T15">present</text:span><text:span text:style-name="T14"><text:line-break/><text:tab/> <text:s/>Institute for Computational Cosmology </text:span><text:span text:style-name="T15">&amp;<text:line-break/><text:tab/> <text:s/>Centre for Extragalactic Astronomy, </text:span><text:span text:style-name="T14">Durham University</text:span></text:p>
      <text:p text:style-name="P8"><text:span text:style-name="T13"><text:tab/></text:span><text:span text:style-name="T14">Asst. Professor &amp; Royal Society Dorothy Hodgkin Fellow<text:tab/>Oct 2023 – </text:span><text:span text:style-name="T15">Jun 2024</text:span><text:span text:style-name="T14"><text:line-break/><text:tab/> <text:s/>Institute for Computational Cosmology </text:span><text:span text:style-name="T15">&amp;<text:line-break/><text:tab/> <text:s/>Centre for Extragalactic Astronomy, </text:span><text:span text:style-name="T14">Durham University</text:span></text:p>
      <text:p text:style-name="P9"><text:span text:style-name="T13"><text:tab/></text:span><text:span text:style-name="T15">Senior p</text:span><text:span text:style-name="T16">ostdoctoral research associate</text:span><text:span text:style-name="T17"><text:tab/>Jul 2022 </text:span><text:span text:style-name="T13">– </text:span><text:span text:style-name="T14">Sept 2023</text:span><text:span text:style-name="T18"><text:line-break/><text:tab/> <text:s/>Institute for Computational Cosmology, Durham University</text:span></text:p>
      <text:p text:style-name="P10"><text:tab/>Postdoctoral research associate<text:tab/>Oct 2019 – <text:span text:style-name="T19">Jun 2022</text:span><text:line-break/><text:tab/> <text:s/>Institute for Computational Cosmology, Durham University</text:p>
      <text:p text:style-name="P11"><text:tab/>Researcher (postdoctoral)<text:tab/>Oct 2017 – Sept 2019<text:line-break/><text:tab/> <text:s/>Kapteyn Astronomical Institute, Rijksuniversiteit Groningen</text:p>
      <text:p text:style-name="P12"><text:tab/><text:span text:style-name="T20">Summer research internship<text:tab/>May 2010 – Aug 2010<text:line-break/></text:span><text:span text:style-name="T21"><text:tab/> <text:s/></text:span><text:span text:style-name="T22">Department of Physics &amp; Astronomy, University of Waterloo</text:span></text:p>
      <text:p text:style-name="P12"><text:span text:style-name="T22"><text:tab/>Summer research internship<text:tab/>May 20</text:span><text:span text:style-name="T23">09</text:span><text:span text:style-name="T22"> </text:span><text:span text:style-name="T24">– </text:span><text:span text:style-name="T22">Aug 2009<text:line-break/></text:span><text:span text:style-name="T21"><text:tab/> <text:s/></text:span><text:span text:style-name="T22">Department of Physics &amp; Astronomy, University of Waterloo</text:span></text:p>
      <text:p text:style-name="P13"><text:soft-page-break/><text:span text:style-name="T6">Grants, </text:span><text:span text:style-name="T25">Computing Time</text:span><text:span text:style-name="T26"> &amp; </text:span><text:span text:style-name="T27">Funding</text:span><text:span text:style-name="T26"><text:tab/></text:span></text:p>
      <text:p text:style-name="P14"><text:tab/><text:span text:style-name="T28">DiRAC 17</text:span><text:span text:style-name="T29">th</text:span><text:span text:style-name="T28"> RAC call for proposals (168M cpu-hr)<text:tab/>2025 – 2028<text:line-break/></text:span><text:span text:style-name="T30"><text:tab/> <text:s/>Title: “Virgo I: The formation, evolution and clustering of galaxies”<text:line-break/><text:tab/> <text:s/>Role: co-I</text:span></text:p>
      <text:p text:style-name="P14"><text:span text:style-name="T31"><text:tab/>DiRAC 16</text:span><text:span text:style-name="T32">th</text:span><text:span text:style-name="T31"> RAC call for proposals (274M cpu-hr)<text:tab/>2024 – 2027<text:line-break/></text:span><text:span text:style-name="T33"><text:tab/> <text:s/>Title: “Virgo I: The formation, evolution and clustering of galaxies”<text:line-break/><text:tab/> <text:s/>Role: co-I</text:span></text:p>
      <text:p text:style-name="P15"><text:tab/><text:span text:style-name="T34">Matariki Network of Universities Seed Fund (GBP 24 950)<text:tab/>2024 – 2026<text:line-break/><text:tab/> <text:s/></text:span><text:span text:style-name="T35">Title: “The SWAN Universe: Simulations for Wallaby and the nearby Universe”<text:line-break/><text:tab/> <text:s/>Role: co-I, Durham University lead</text:span></text:p>
      <text:p text:style-name="P15"><text:tab/><text:span text:style-name="T36">Durham STFC Impact Acceleration Account (GBP 17 156)<text:tab/>2024<text:line-break/><text:tab/> <text:s/></text:span><text:span text:style-name="T37">Title: “Human mobility for natural disaster risk management with astrophysics<text:line-break/><text:tab/> <text:s/>techniques”<text:line-break/><text:tab/> <text:s/></text:span><text:span text:style-name="T35">Role: co-PI (with A. Dunant)</text:span></text:p>
      <text:p text:style-name="P15"><text:span text:style-name="T5"><text:tab/>Royal Society Dorothy Hodgkin Fellowship (GBP 1.</text:span><text:span text:style-name="T38">5</text:span><text:span text:style-name="T5">M)<text:tab/>2023 – 2031<text:line-break/><text:tab/> <text:s/></text:span><text:span text:style-name="T39">Title: “Key dark matter particle properties from dwarf galaxy astrophysics”</text:span></text:p>
      <text:p text:style-name="P16"><text:span text:style-name="T39"><text:tab/></text:span><text:span text:style-name="T40">DiRAC-3 Phase 2 Director’s Discretionary Time (8.84M cpu-hr)<text:tab/>2023 – 2024<text:line-break/><text:tab/> <text:s/></text:span><text:span text:style-name="T41">Title: “Simulated 21-cm survey of the Southern sky”</text:span></text:p>
      <text:p text:style-name="P16"><text:tab/><text:span text:style-name="T42">Cosmology and Astroparticle Student &amp; Postdoc Exchange Network Visitor (GBP</text:span><text:span text:style-name="T43"> </text:span><text:span text:style-name="T44">1 400</text:span><text:span text:style-name="T43">)</text:span><text:span text:style-name="T42"><text:tab/>2022</text:span><text:span text:style-name="T45"><text:line-break/><text:tab/> <text:s/></text:span><text:span text:style-name="T39">Title</text:span><text:span text:style-name="T46">: “Structure and equilibrium of simulated dwarf galaxies”</text:span><text:span text:style-name="T45"><text:tab/> <text:s/></text:span></text:p>
      <text:p text:style-name="P17"><text:span text:style-name="T47"><text:tab/>Durham University Physics Department Developing Talent Award </text:span><text:span text:style-name="T48">(GBP 4 000)</text:span><text:span text:style-name="T47"><text:tab/>2022<text:line-break/><text:tab/> <text:s/></text:span><text:span text:style-name="T49">Title</text:span><text:span text:style-name="T50">: “The fragility of dwarf galaxies used as dark matter tracers”</text:span></text:p>
      <text:p text:style-name="P18"><text:span text:style-name="T51">Scholarships</text:span><text:span text:style-name="T26"> &amp; Awards<text:tab/></text:span></text:p>
      <text:p text:style-name="P19"><text:tab/><text:span text:style-name="T19">Durham University Discretionary Award<text:tab/>202</text:span><text:span text:style-name="T52">3</text:span><text:span text:style-name="T19"><text:line-break/><text:tab/> <text:s/>GBP </text:span><text:span text:style-name="T5">5</text:span><text:span text:style-name="T19">00, Institution-level, award by nomination</text:span></text:p>
      <text:p text:style-name="P19"><text:tab/><text:span text:style-name="T19">Durham University Discretionary Award<text:tab/>2022<text:line-break/><text:tab/> <text:s/>GBP 1 000, Institution-level, award by nomination</text:span></text:p>
      <text:p text:style-name="P19"><text:tab/>RM Petrie Memorial Fellowship<text:tab/>2016 – 2017<text:line-break/><text:tab/> <text:s/>CAD 4 750, Institution-level, award by nomination</text:p>
      <text:p text:style-name="P20"><text:tab/>University of Victoria President’s Research Scholarship<text:tab/>2016<text:line-break/><text:tab/> <text:s/>CAD 4 000, Institution-level, award by nomination</text:p>
      <text:p text:style-name="P20"><text:tab/>National Science and Engineering Research Council Canada Graduate <text:tab/>2015 – 2016<text:line-break/><text:tab/><text:span text:style-name="T53">Scholarship </text:span>with Michael Smith Foreign Study Supplement<text:line-break/><text:tab/> <text:s/>CAD 76 000, National-level, top Canadian graduate research scholarship<text:line-break/><text:span text:style-name="T54"><text:tab/> <text:s/></text:span><text:span text:style-name="T39">Title</text:span><text:span text:style-name="T54">: “Remaining challenges to the standard model of cosmology: a <text:line-break/><text:tab/> <text:s/>solution to the cusp-core problem”</text:span></text:p>
      <text:p text:style-name="P21"><text:tab/>University of Victoria Graduate Award<text:tab/>2014 – 2015<text:line-break/><text:tab/> <text:s/>CAD 6 000, Institution-level, award by nomination</text:p>
      <text:p text:style-name="P20"><text:soft-page-break/><text:tab/>Nora and Mark DeGoutière Memorial Scholarship<text:tab/><text:span text:style-name="T53">2014<text:line-break/></text:span><text:tab/> <text:s/>CAD 11 250, Institution-level, award by nomination</text:p>
      <text:p text:style-name="P20"><text:tab/>University of Victoria Fellowship<text:tab/><text:span text:style-name="T53">2013<text:line-break/></text:span><text:tab/> <text:s/>CAD 15 000, Institution-level, award by nomination</text:p>
      <text:p text:style-name="P20"><text:tab/>Queen Elizabeth II Graduate Scholarship in Science and Technology<text:tab/><text:span text:style-name="T53">2012<text:line-break/></text:span><text:tab/> <text:s/>CAD 15 000, Provincial-level, research scholarship<text:line-break/><text:tab/> <text:s/><text:span text:style-name="T39">Title</text:span><text:span text:style-name="T54">: “Deconstructing Star Formation Histories from Orbits in <text:line-break/><text:tab/> <text:s/>N-Body Simulations”</text:span></text:p>
      <text:p text:style-name="P20"><text:tab/>National Science and Engineering Research Council Undergraduate Student<text:tab/><text:span text:style-name="T53">2009<text:line-break/></text:span><text:tab/>Research Award<text:line-break/><text:tab/> <text:s/>CAD 4 500, National-level, summer research scholarship</text:p>
      <text:p text:style-name="P22"><text:span text:style-name="T55">Research</text:span><text:span text:style-name="T56"> </text:span><text:span text:style-name="T55">supervision</text:span><text:tab/></text:p>
      <text:p text:style-name="P23"><text:span text:style-name="T57">I have co-supervised the thes</text:span><text:span text:style-name="T58">is work of </text:span><text:span text:style-name="T59">10</text:span><text:span text:style-name="T58"> students (3 BSc, </text:span><text:span text:style-name="T59">6</text:span><text:span text:style-name="T58"> MSc/</text:span><text:span text:style-name="T59">MPhys</text:span><text:span text:style-name="T58">, 1 PhD).</text:span><text:span text:style-name="T60"><text:tab/></text:span></text:p>
      <text:p text:style-name="P24"><text:span text:style-name="T12"><text:tab/></text:span><text:span text:style-name="T61">Postdoctoral researcher Dr Katherine Harborne<text:tab/>Feb 2025 – present<text:line-break/><text:tab/> <text:s/></text:span><text:span text:style-name="T62">Institute for Computational Cosmology, Durham University</text:span></text:p>
      <text:p text:style-name="P25"><text:span text:style-name="T12"><text:tab/></text:span><text:span text:style-name="T61">PhD thesis supervisor for Diego Dado<text:tab/>Oct 2024 – present<text:line-break/><text:tab/> <text:s/></text:span><text:span text:style-name="T62">Institute for Computational Cosmology, Durham University</text:span></text:p>
      <text:p text:style-name="P25"><text:span text:style-name="T12"><text:tab/></text:span><text:span text:style-name="T62">MPhys thesis co-supervisor (with M. Swinbank) for Brad Makinson<text:tab/>Oct 2024 – Apr 2025<text:line-break/><text:tab/> <text:s/>Institute for Computational Cosmology, Durham University</text:span></text:p>
      <text:p text:style-name="P26"><text:span text:style-name="T12"><text:tab/></text:span><text:span text:style-name="T62">MPhys thesis co-supervisor (with M. Swinbank) for Jack Carter<text:tab/>Oct 2024 – Apr 2025<text:line-break/><text:tab/> <text:s/>Institute for Computational Cosmology, Durham University</text:span></text:p>
      <text:p text:style-name="P26"><text:span text:style-name="T12"><text:tab/></text:span><text:span text:style-name="T62">Summer research placement supervisor for Loretta Lanigan<text:tab/>July 2024 – Aug 2024<text:line-break/><text:tab/> <text:s/>Institute for Computational Cosmology, Durham University</text:span></text:p>
      <text:p text:style-name="P26"><text:span text:style-name="T12"><text:tab/></text:span><text:span text:style-name="T63">Summer undergraduate research project supervisor for Mary Carstairs<text:tab/>July 2024 – Aug 2024<text:line-break/><text:tab/> <text:s/>Institute for Computational Cosmology, Durham University</text:span></text:p>
      <text:p text:style-name="P27"><text:span text:style-name="T12"><text:tab/></text:span><text:span text:style-name="T64">Summer Nuffield Foundation Research Placement Host for Matilda Hunnisett<text:tab/>Aug 2023<text:line-break/><text:tab/> <text:s/>Institute for Computational Cosmology, Durham University</text:span></text:p>
      <text:p text:style-name="P28"><text:span text:style-name="T12"><text:tab/></text:span><text:span text:style-name="T64">Summer Nuffield Foundation Research Placement Host for Piotr Stelmaszczyk<text:tab/>Aug 2023<text:line-break/><text:tab/> <text:s/>Institute for Computational Cosmology, Durham University</text:span></text:p>
      <text:p text:style-name="P28"><text:span text:style-name="T12"><text:tab/></text:span><text:span text:style-name="T65">MPhys thesis co-supervisor (with M. Swinbank) for Lauryn Tapper<text:tab/>Oct 2022 </text:span><text:span text:style-name="T66">– </text:span><text:span text:style-name="T61">Apr 2023</text:span><text:span text:style-name="T67"><text:line-break/></text:span><text:span text:style-name="T68"><text:tab/> <text:s/>Institute for Computational Cosmology, Durham University<text:line-break/><text:tab/> <text:s/></text:span><text:span text:style-name="T69">“A dynamic analysis of the gas within simulated galaxies”</text:span></text:p>
      <text:p text:style-name="P29"><text:span text:style-name="T60"><text:tab/></text:span><text:span text:style-name="T70">Summer undergraduate research project supervisor for Eleanor Downing<text:tab/>Jul </text:span><text:span text:style-name="T71">– </text:span><text:span text:style-name="T70">Sept 2022</text:span><text:span text:style-name="T68"><text:line-break/><text:tab/> <text:s/>Institute for Computational Cosmology, Durham University<text:line-break/><text:tab/> <text:s/></text:span><text:span text:style-name="T69">“</text:span><text:span text:style-name="T72">The diverse perturbations affecting dwarf galaxies used as dark <text:line-break/><text:tab/> <text:s/>matter tracers</text:span><text:span text:style-name="T69">”</text:span></text:p>
      <text:p text:style-name="P30"><text:soft-page-break/><text:span text:style-name="T12"><text:tab/></text:span><text:span text:style-name="T10">M</text:span><text:span text:style-name="T65">Phys</text:span><text:span text:style-name="T10"> thesis co-supervisor (with A. Fattahi) for Alex Cooke<text:tab/>Oct 2021 </text:span><text:span text:style-name="T66">– </text:span><text:span text:style-name="T65">Apr 2022</text:span><text:span text:style-name="T10"><text:line-break/><text:tab/> <text:s/>Institute for Computational Cosmology, Durham University<text:line-break/><text:tab/> <text:s/></text:span><text:span text:style-name="T73">“</text:span><text:span text:style-name="T74">The lives and deaths of faint satellite galaxies</text:span><text:span text:style-name="T73">”</text:span></text:p>
      <text:p text:style-name="P31"><text:span text:style-name="T75"><text:tab/></text:span><text:span text:style-name="T76">M</text:span><text:span text:style-name="T77">Phys</text:span><text:span text:style-name="T76"> thesis co-supervisor (with C. Frenk) for Richard Brooks<text:tab/>Oct 2021 </text:span><text:span text:style-name="T78">– </text:span><text:span text:style-name="T77">Apr 2022</text:span><text:span text:style-name="T76"><text:line-break/><text:tab/> <text:s/>Institute for Computational Cosmology, Durham University<text:line-break/><text:tab/> <text:s/></text:span><text:span text:style-name="T79">“</text:span><text:span text:style-name="T80">A path to revealing the nature of dark matter by neutral gas</text:span><text:span text:style-name="T79">”</text:span></text:p>
      <text:p text:style-name="P32"><text:span text:style-name="T12"><text:tab/></text:span><text:span text:style-name="T67">PhD thesis co-supervisor (</text:span><text:span text:style-name="T81">with </text:span><text:span text:style-name="T67">R. Massey, C. Frenk</text:span><text:span text:style-name="T81">)</text:span><text:span text:style-name="T67"> for Ellen Sirks<text:tab/>Jan 2020 </text:span><text:span text:style-name="T66">– </text:span><text:span text:style-name="T82">Oct 2022</text:span><text:span text:style-name="T67"><text:line-break/><text:tab/> <text:s/>Institute for Computational Cosmology, Durham University</text:span></text:p>
      <text:p text:style-name="P32"><text:span text:style-name="T67"><text:tab/></text:span><text:span text:style-name="T83">Summer Nuffield Foundation Research Placement Host for Jared Turnbull<text:tab/>Aug 2021<text:line-break/><text:tab/> <text:s/>Institute for Computational Cosmology, Durham University<text:line-break/><text:tab/> <text:s/></text:span><text:span text:style-name="T84">“Visualisations of Simulated Galaxies”</text:span></text:p>
      <text:p text:style-name="P33"><text:span text:style-name="T75"><text:tab/></text:span><text:span text:style-name="T85">M</text:span><text:span text:style-name="T77">Phys</text:span><text:span text:style-name="T86"> thesis co-supervisor (with C. Frenk) for Finn Roper<text:tab/>Jun 2020 </text:span><text:span text:style-name="T78">– </text:span><text:span text:style-name="T76">Apr 2021</text:span><text:span text:style-name="T86"><text:line-break/><text:tab/> <text:s/>Institute for Computational Cosmology, Durham University<text:line-break/></text:span><text:span text:style-name="T87"><text:tab/> <text:s/>“The effect of baryon feedback on simulated dark matter<text:line-break/><text:tab/> <text:s/>distributions”</text:span></text:p>
      <text:p text:style-name="P34"><text:span text:style-name="T75"><text:tab/></text:span><text:span text:style-name="T88">MSc thesis co-supervisor (with M. Verheijen) for Anatolii Zadvornyi<text:tab/>Sept 2019 </text:span><text:span text:style-name="T78">– </text:span><text:span text:style-name="T76">Jul 2021</text:span><text:span text:style-name="T88"><text:line-break/></text:span><text:span text:style-name="T89"><text:tab/> <text:s/>Kapteyn Institute, Rijksuniversiteit Groningen<text:line-break/><text:tab/> <text:s/></text:span><text:span text:style-name="T90">“Star formation suppression, gas consumption and stripping in<text:line-break/><text:tab/> <text:s/>cluster satellites”</text:span></text:p>
      <text:p text:style-name="P35"><text:span text:style-name="T12"><text:tab/></text:span><text:span text:style-name="T91">MSc thesis co-supervisor (with S. Trager) for Amit Upadhyay<text:tab/>Sept 2018 </text:span><text:span text:style-name="T66">– </text:span><text:span text:style-name="T91">Aug 2020<text:line-break/><text:tab/> <text:s/></text:span><text:span text:style-name="T92">Kapteyn Institute, Rijksuniversiteit Groningen<text:line-break/><text:tab/> <text:s/></text:span><text:span text:style-name="T93">“Star formation histories of Coma Cluster galaxies matched to <text:line-break/><text:tab/> <text:s/>simulated orbits hints at quenching around first pericentre”</text:span></text:p>
      <text:p text:style-name="P36"><text:span text:style-name="T88"><text:tab/>BSc thesis co-supervisor (with M. Verheijen) for Anatolii Zadvornyi<text:tab/>Jan 2019 </text:span><text:span text:style-name="T78">– </text:span><text:span text:style-name="T88">May 2019<text:line-break/><text:tab/> <text:s/></text:span><text:span text:style-name="T94">Kapteyn Astronomical Institute, Rijksuniversiteit Groningen<text:line-break/><text:tab/> <text:s/></text:span><text:span text:style-name="T95">“</text:span><text:span text:style-name="T93">Enviromental </text:span><text:span text:style-name="T96">s</text:span><text:span text:style-name="T93">tar </text:span><text:span text:style-name="T96">f</text:span><text:span text:style-name="T93">ormation </text:span><text:span text:style-name="T96">s</text:span><text:span text:style-name="T93">uppression in </text:span><text:span text:style-name="T96">g</text:span><text:span text:style-name="T93">alaxy </text:span><text:span text:style-name="T96">c</text:span><text:span text:style-name="T93">lusters</text:span><text:span text:style-name="T95">”</text:span></text:p>
      <text:p text:style-name="P37"><text:span text:style-name="T75"><text:tab/></text:span><text:span text:style-name="T88">BSc</text:span><text:span text:style-name="T78"> thesis co-supervisor </text:span><text:span text:style-name="T88">(with J. Navarro, A. Fattahi) </text:span><text:span text:style-name="T78">for James Lan</text:span><text:span text:style-name="T88">e</text:span><text:span text:style-name="T78"><text:tab/>Sept 2016 – </text:span><text:span text:style-name="T97">Apr</text:span><text:span text:style-name="T78"> 2017<text:line-break/></text:span><text:span text:style-name="T98"><text:tab/> <text:s/></text:span><text:span text:style-name="T99">Department of Physics &amp; Astronomy, University of Victoria</text:span><text:span text:style-name="T78"><text:line-break/><text:tab/> <text:s/></text:span><text:span text:style-name="T100">“The mysterious progenitor of the Ophiuchus stream”</text:span></text:p>
      <text:p text:style-name="P38"><text:span text:style-name="T73"><text:tab/></text:span><text:span text:style-name="T91">BSc</text:span><text:span text:style-name="T10"> thesis co-supervisor </text:span><text:span text:style-name="T67">(with J. Navarro) for </text:span><text:span text:style-name="T10">Patrick McManus<text:tab/>Sept 2016 – </text:span><text:span text:style-name="T101">Apr</text:span><text:span text:style-name="T10"> 2017<text:line-break/><text:tab/> <text:s/></text:span><text:span text:style-name="T92">Department of Physics &amp; Astronomy, University of Victoria</text:span><text:span text:style-name="T10"><text:line-break/><text:tab/> <text:s/></text:span><text:span text:style-name="T73">“</text:span><text:span text:style-name="T93">T</text:span><text:span text:style-name="T73">he effect of an impulsive gravitational perturbation on a dark <text:line-break/><text:tab/> <text:s/>matter halo”</text:span></text:p>
      <text:p text:style-name="P39"><text:span text:style-name="T102">Teaching Experience</text:span><text:tab/></text:p>
      <text:p text:style-name="P40"><text:span text:style-name="T103"><text:tab/></text:span><text:span text:style-name="T104">Course development<text:tab/>May – Aug 2015<text:line-break/><text:tab/><text:tab/></text:span><text:span text:style-name="T103">Produced new draft of laboratory manual for </text:span><text:span text:style-name="T105">University of Victoria </text:span><text:span text:style-name="T103">undergraduate<text:line-break/><text:tab/><text:tab/>introductory astronomy course, in use as of Fall 2016. Development of visualization <text:tab/><text:tab/><text:tab/><text:tab/>software for use in same </text:span><text:span text:style-name="T105">c</text:span><text:span text:style-name="T103">ourse.</text:span></text:p>
      <text:p text:style-name="P41"><text:soft-page-break/><text:span text:style-name="T100"><text:tab/></text:span><text:span text:style-name="T106">Substitute lecturer<text:line-break/><text:tab/><text:tab/></text:span><text:span text:style-name="T107">Lectures for courses “Introduction to astronomy; Cosmic history” (Feb-Mar 2023, <text:tab/><text:tab/><text:tab/><text:tab/>instructor C. Frenk), “Introduction to galaxies” (Mar 2017, instructor J. Navarro).</text:span></text:p>
      <text:p text:style-name="P42"><text:span text:style-name="T100"><text:tab/></text:span><text:span text:style-name="T108">G</text:span><text:span text:style-name="T109">uest lecturer<text:tab/><text:line-break/></text:span><text:span text:style-name="T110"><text:tab/><text:tab/>Lectures for courses “Representation of time travel in popular culture” (</text:span><text:span text:style-name="T111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3"><text:span text:style-name="T98"><text:tab/>Teaching Assistant</text:span><text:span text:style-name="T112">ships – 1</text:span><text:span text:style-name="T113">1</text:span><text:span text:style-name="T112"> appointments </text:span><text:span text:style-name="T113">totalling 45 months</text:span><text:span text:style-name="T112"><text:tab/>2010 – 20</text:span><text:span text:style-name="T113">22</text:span><text:span text:style-name="T112"><text:line-break/><text:tab/><text:tab/></text:span><text:span text:style-name="T114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115">demonstration and<text:tab/><text:tab/><text:tab/><text:tab/>grading for MSc scientific computing course.</text:span></text:p>
      <text:p text:style-name="P44"><text:span text:style-name="T116">Publications</text:span><text:span text:style-name="T117"><text:tab/></text:span></text:p>
      <text:p text:style-name="P45"><text:span text:style-name="T118">I </text:span><text:span text:style-name="T119">am an author of </text:span><text:span text:style-name="T120">6</text:span><text:span text:style-name="T121">3</text:span><text:span text:style-name="T119"> refereed articles (</text:span><text:span text:style-name="T122">4045</text:span><text:span text:style-name="T120"> </text:span><text:span text:style-name="T119">citations </text:span><text:span text:style-name="T122">excl. astropy paper</text:span><text:span text:style-name="T119">, H=</text:span><text:span text:style-name="T123">3</text:span><text:span text:style-name="T122">3</text:span><text:span text:style-name="T119">), of which </text:span><text:span text:style-name="T120">10</text:span><text:span text:style-name="T119"> as the first author (</text:span><text:span text:style-name="T124">8</text:span><text:span text:style-name="T122">97</text:span><text:span text:style-name="T125"> </text:span><text:span text:style-name="T119">citations), and a further </text:span><text:span text:style-name="T126">2</text:span><text:span text:style-name="T127">2</text:span><text:span text:style-name="T119"> in which I had a major role. </text:span><text:span text:style-name="T128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28">. </text:span><text:span text:style-name="T129">I have highlighted some of my best work with a ★. </text:span><text:span text:style-name="T130">P</text:span><text:span text:style-name="T131">apers </text:span><text:span text:style-name="T130">led by students under my supervision</text:span><text:span text:style-name="T131"> are marked with a</text:span><text:span text:style-name="T132"> </text:span><text:span text:style-name="T133">†</text:span><text:span text:style-name="T134">.</text:span></text:p>
      <text:p text:style-name="P46">Pre-prints</text:p>
      <text:list text:style-name="L1">
        <text:list-item>
          <text:p text:style-name="P47"><text:span text:style-name="T133">† </text:span><text:span text:style-name="T135">Visser-Zadvornyi, Carstairs, </text:span><text:span text:style-name="T136">Oman</text:span><text:span text:style-name="T135"> and Verheijen (2025).</text:span><text:span text:style-name="T137"> Star formation and stellar &amp; AGN feedback in the absence of accretion, not gas stripping, set the quenching timescale in satellite galaxies. </text:span><text:span text:style-name="T135">MNRAS, submitted. [arxiv:</text:span><text:span text:style-name="T133">2503.15183</text:span><text:span text:style-name="T135">]</text:span></text:p>
        </text:list-item>
        <text:list-item>
          <text:p text:style-name="P48"><text:span text:style-name="T133">N</text:span><text:span text:style-name="T138">amumba, Ianjamasimanana, Koribalski, Bosma, Athanassoula, Carignan, Jozsa, Kamphuis, Deane, Sikhosana, Verdes-Montenegro, Sorgho, Ndaliso, Amram, Brinks, Chemin, Combes, de Blok, Deg, English, Healy, Kurapati, Marasco, McGaugh, </text:span><text:span text:style-name="T139">Oman</text:span><text:span text:style-name="T138">, Spekkens, Veronese and Wong (2025). </text:span><text:span text:style-name="T140">Investigating the HI distribution and kinematics of ESO444-G084 and [KKS2000]23: New insights from the MHONGOOSE survey.</text:span><text:span text:style-name="T138"> A&amp;A, submitted.</text:span></text:p>
        </text:list-item>
        <text:list-item>
          <text:p text:style-name="P49"><text:span text:style-name="T133">P</text:span><text:span text:style-name="T138">onomareva, Mancera <text:s/></text:span><text:span text:style-name="T133">Pi</text:span><text:span text:style-name="T141">ñ</text:span><text:span text:style-name="T142">a, </text:span><text:span text:style-name="T143">Glowacki, Desmond, Jarvis, Varasteanu, Yasin, Heywood, Maddox, Adams, Baes, Gebek, Kurapati, Maksymowicz-Maciata, </text:span><text:span text:style-name="T144">Oman</text:span><text:span text:style-name="T143">, Pan, Prandoni, Rajohnson, Ruffa and Spekkens (2025). </text:span><text:span text:style-name="T145">MIGHTEE-HI: Rotation curves, mass models and dark matter properties.</text:span><text:span text:style-name="T143"> MNRAS, submitted.</text:span></text:p>
        </text:list-item>
        <text:list-item>
          <text:p text:style-name="P50"><text:span text:style-name="T133">H</text:span><text:span text:style-name="T138">ank, Verheijen, Blyth, Dav</text:span><text:span text:style-name="T146">é, </text:span><text:span text:style-name="T139">Oman</text:span><text:span text:style-name="T138">, Deg and Glowacki (2025). </text:span><text:span text:style-name="T140">HI asymmetries in spatially resolved SIMBA galaxies.</text:span><text:span text:style-name="T138"> MNRAS, submitted.</text:span></text:p>
        </text:list-item>
        <text:list-item>
          <text:p text:style-name="P51"><text:span text:style-name="T133">O’</text:span><text:span text:style-name="T138">Beirne, Staveley-Smith, Kilborn, Wong, Westmeier, Cluver, Bekki, Deg, Dénes, For, Lee-Waddell, Murugeshan, </text:span><text:span text:style-name="T147">Oman</text:span><text:span text:style-name="T148">,</text:span><text:span text:style-name="T138"> Rhee, Shen </text:span><text:span text:style-name="T148">and</text:span><text:span text:style-name="T138"> </text:span><text:span text:style-name="T148">Taylor (202</text:span><text:span text:style-name="T149">5</text:span><text:span text:style-name="T148">)</text:span><text:span text:style-name="T138">. </text:span><text:span text:style-name="T150">WALLABY pilot survey: properties of HI-selected dark sources and low surface brightness galaxies”</text:span><text:span text:style-name="T148">. PASA, submitted.</text:span></text:p>
        </text:list-item>
        <text:list-item>
          <text:p text:style-name="P52"><text:span text:style-name="T133">R</text:span><text:span text:style-name="T138">iley, Shipp, Simpson, Bieri, Fattahi, Brown, </text:span><text:span text:style-name="T139">Oman</text:span><text:span text:style-name="T138">, Fragkoudi, Gómez, Grand and Marinacci (202</text:span><text:span text:style-name="T149">5</text:span><text:span text:style-name="T138">). </text:span><text:span text:style-name="T140">Auriga Streams I: distrupting satellites surrounding Milky Way-mass haloes at multiple resolutions.</text:span><text:span text:style-name="T138"> MNRAS, submitted. [arxiv:2410.09144]</text:span></text:p>
        </text:list-item>
      </text:list>
      <text:p text:style-name="P53"><text:soft-page-break/>Refereed publications in primary journals</text:p>
      <text:list text:continue-numbering="true" text:style-name="L1">
        <text:list-item>
          <text:p text:style-name="P54"><text:span text:style-name="T133">Marasco, de Blok, Maccagni, Fraternali, </text:span><text:span text:style-name="T151">Oman</text:span><text:span text:style-name="T133">, Oosterloo, Combes, McGaugh, Kamphuis, Spekkens, Kleiner, Veronese, Amram, Chemin and Brinks (202</text:span><text:span text:style-name="T149">5</text:span><text:span text:style-name="T133">). </text:span><text:span text:style-name="T152">HI within and around observed and simulated galaxy discs – Comparing MeerKAT observations with mock data from TNG50 and FIRE-2</text:span><text:span text:style-name="T133">. A&amp;A, </text:span><text:span text:style-name="T153">accepted</text:span><text:span text:style-name="T133">. </text:span><text:span text:style-name="T153">[arxiv:2503.03818]</text:span></text:p>
        </text:list-item>
        <text:list-item>
          <text:p text:style-name="P55"><text:span text:style-name="T154">Perron-Cormier, Deg, Spekkens, Richardson, Glowacki, Verheijen, Hank, Blyth, </text:span><text:span text:style-name="T155">Oman</text:span><text:span text:style-name="T156">,</text:span><text:span text:style-name="T154"> Dénes, Rhee, Elagali, Shen, Raja, Lee-Waddell and Westmeier (2025). </text:span><text:span text:style-name="T157">WALLABY pilot survey &amp; Asymba: Comparing HI detection asymmetries to the SIMBA simulation.</text:span><text:span text:style-name="T154"> AJ </text:span><text:span text:style-name="T158">169: 114</text:span><text:span text:style-name="T154">. </text:span><text:span text:style-name="T159">[arxiv:2501.09547]</text:span></text:p>
        </text:list-item>
        <text:list-item>
          <text:p text:style-name="P56"><text:span text:style-name="T154">A</text:span><text:span text:style-name="T160">mvrosiadis, Lange, Nightingale, He, Frenk, </text:span><text:span text:style-name="T161">Oman</text:span><text:span text:style-name="T160">, Smail, Swinbank, Fragkoudi, Gadotti, Cole, Borsato, Robertson, Massey, Cao and Li (202</text:span><text:span text:style-name="T162">4</text:span><text:span text:style-name="T160">). </text:span><text:span text:style-name="T163">The onset of bar formation in a massive galaxy at z~3.8.</text:span><text:span text:style-name="T160"> MNRAS </text:span><text:span text:style-name="T164">537: 1163</text:span><text:span text:style-name="T160">. </text:span><text:span text:style-name="T165">[arxiv:2404.01918]</text:span></text:p>
        </text:list-item>
        <text:list-item>
          <text:p text:style-name="P56"><text:span text:style-name="T154">Maccagni, de Blok, Mancera Pi</text:span><text:span text:style-name="T166">ñ</text:span><text:span text:style-name="T167">a, Ragusa, Iodice, Spavone, McGaugh, </text:span><text:span text:style-name="T168">Oman</text:span><text:span text:style-name="T167">, Oosterloo, Koribalski, Adams, Amram, Bosma, Bigiel, Brinks, Chemin, Combes, Gibson, Healy, Holwerda, J</text:span><text:span text:style-name="T154">ó</text:span><text:span text:style-name="T167">zsa, Kamphuis, Kleiner, Kurapati, Marasco, Spekkens, Veronese, Walter, Zabel and Zijlstra (2024). </text:span><text:span text:style-name="T169">MHONGOOSE discovery of a gas-rich low-surface brightness galaxy in the Dorado Group</text:span><text:span text:style-name="T167">. A&amp;A </text:span><text:span text:style-name="T170">690: 69</text:span><text:span text:style-name="T167">. </text:span><text:span text:style-name="T171">[arxiv:2405.17000]</text:span></text:p>
        </text:list-item>
        <text:list-item>
          <text:p text:style-name="P57"><text:span text:style-name="T133">De Blok, Healy, Maccagni, Pisano, Bosma, English, Jarrett, Marasco, Meurer, Veronese, Bigiel, Chemin, Fraternali, Holwerfa, Kamphuis, K</text:span><text:span text:style-name="T142">löckner, Kleiner, Leroy, Mogotsi, </text:span><text:span text:style-name="T168">Oman</text:span><text:span text:style-name="T142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172">MHONGOOSE – A MeerKAT Nearby Galaxy H</text:span><text:span text:style-name="T173">i</text:span><text:span text:style-name="T172"> Survey.</text:span><text:span text:style-name="T142"> A&amp;A </text:span><text:span text:style-name="T174">688: A109</text:span><text:span text:style-name="T142">. </text:span><text:span text:style-name="T175">[arxiv:2404.01774]</text:span></text:p>
        </text:list-item>
        <text:list-item>
          <text:p text:style-name="P58"><text:span text:style-name="T151">Oman</text:span><text:span text:style-name="T154">, Frenk, Crain, Lovell and Pfeffer (2024). </text:span><text:span text:style-name="T157">A warm dark matter cosmogony may yield more low-mass galaxy detections in 21-cm surveys than a cold dark matter one.</text:span><text:span text:style-name="T154"> MNRAS </text:span><text:span text:style-name="T176">533: 67</text:span><text:span text:style-name="T177">.</text:span><text:span text:style-name="T154"> </text:span><text:span text:style-name="T178">[arxiv:2401.11878]</text:span></text:p>
        </text:list-item>
        <text:list-item>
          <text:p text:style-name="P59"><text:span text:style-name="T154">Brown, Fattahi, McCarthy, Font, </text:span><text:span text:style-name="T151">Oman</text:span><text:span text:style-name="T154"> and Riley (2024). </text:span><text:span text:style-name="T157">ARTEMIS emulator: exploring the effect of cosmology and galaxy formation physics on Milky Way-mass haloes and their satellites</text:span><text:span text:style-name="T154">. MNRAS </text:span><text:span text:style-name="T177">532: 1223</text:span><text:span text:style-name="T154">. </text:span><text:span text:style-name="T179">[arxiv:2403.11692]</text:span></text:p>
        </text:list-item>
        <text:list-item>
          <text:p text:style-name="P60"><text:span text:style-name="T151">Oman</text:span><text:span text:style-name="T154"> and Riley (2024). </text:span><text:span text:style-name="T157">An overlooked source of uncertainty in the mass of the Milky Way.</text:span><text:span text:style-name="T154"> MNRAS Letters </text:span><text:span text:style-name="T180">532: 48</text:span><text:span text:style-name="T154">. </text:span><text:span text:style-name="T181">[arxiv:2404.03726]</text:span></text:p>
        </text:list-item>
        <text:list-item>
          <text:p text:style-name="P61"><text:span text:style-name="T154">Jones, Sand, Karunakaran, Spekkens, </text:span><text:span text:style-name="T151">Oman</text:span><text:span text:style-name="T154">, Bennet, Besla, Crnojević, Cuillandre, Fielder, Gwyn and Mutlu-Pakdil (2023). </text:span><text:span text:style-name="T157">Gas and star formation in satellites of Milky Way analogs.</text:span><text:span text:style-name="T154"> ApJ </text:span><text:span text:style-name="T182">966: 93</text:span><text:span text:style-name="T154">. </text:span><text:span text:style-name="T183">[arxiv:2311.02152]</text:span></text:p>
        </text:list-item>
        <text:list-item>
          <text:p text:style-name="P62"><text:span text:style-name="T133">† Sirks, Harvey, Massey, </text:span><text:span text:style-name="T151">Oman</text:span><text:span text:style-name="T133">, Robertson, Frenk, Everett, Gill and McCleary (2023). </text:span><text:span text:style-name="T152">Hydrodynamical simulations of merging galaxy clusters: giant dark matter particle colliders, powered by gravity</text:span><text:span text:style-name="T133">. MNRAS </text:span><text:span text:style-name="T184">530: 3160</text:span><text:span text:style-name="T185">. </text:span><text:span text:style-name="T184">[arxiv:2405.00140]</text:span></text:p>
        </text:list-item>
        <text:list-item>
          <text:p text:style-name="P63"><text:soft-page-break/><text:span text:style-name="T133">P</text:span><text:span text:style-name="T138">uglisi, Dudzevičiūtė, Swinbank, Gillman, Tiley, Cirasuolo, Cortese, Glazebrook, Harrison, Ibar, Molina, Obreschkow, </text:span><text:span text:style-name="T139">Oman</text:span><text:span text:style-name="T138">, Schaller, Shankar and Sharples (2023). </text:span><text:span text:style-name="T140">KURVS: The outer rotation curve shapes and dark matter fractions of z~1.5 star-forming galaxies.</text:span><text:span text:style-name="T138"> MNRAS </text:span><text:span text:style-name="T186">524: 2814</text:span><text:span text:style-name="T138">. </text:span><text:span text:style-name="T187">[arxiv:2305.04382]</text:span></text:p>
        </text:list-item>
        <text:list-item>
          <text:p text:style-name="P64"><text:span text:style-name="T133">† </text:span><text:span text:style-name="T188">Brooks, </text:span><text:span text:style-name="T189">Oman</text:span><text:span text:style-name="T188"> and Frenk (202</text:span><text:span text:style-name="T190">3</text:span><text:span text:style-name="T188">). </text:span><text:span text:style-name="T191">The North-South asymmetry of the ALFALFA HI velocity width function</text:span><text:span text:style-name="T188">. MNRAS </text:span><text:span text:style-name="T187">522: 4043</text:span><text:span text:style-name="T188">. [arxiv:2211.08092]</text:span></text:p>
        </text:list-item>
        <text:list-item>
          <text:p text:style-name="P64"><text:span text:style-name="T133">† </text:span><text:span text:style-name="T187">Downing and </text:span><text:span text:style-name="T192">Oman</text:span><text:span text:style-name="T187"> (2023). </text:span><text:span text:style-name="T193">The many reasons that the rotation curves of low-mass galaxies can fail as tracers of their matter distributions.</text:span><text:span text:style-name="T187"> MNRAS 522: 3318. [arxiv:2301.05242]</text:span></text:p>
        </text:list-item>
        <text:list-item>
          <text:p text:style-name="P65"><text:span text:style-name="T133">R</text:span><text:span text:style-name="T188">eeves, Hudson and </text:span><text:span text:style-name="T189">Oman</text:span><text:span text:style-name="T188"> (202</text:span><text:span text:style-name="T190">3</text:span><text:span text:style-name="T188">). </text:span><text:span text:style-name="T191">Constraining satellite quenching timescales in galaxy clusters by forward-modelling stellar ages and quiescent fractions in projected phase space.</text:span><text:span text:style-name="T188"> MNRAS </text:span><text:span text:style-name="T187">522: 1779</text:span><text:span text:style-name="T188">. [arxiv:2211.09145]</text:span></text:p>
        </text:list-item>
        <text:list-item>
          <text:p text:style-name="P66"><text:span text:style-name="T133">† </text:span><text:span text:style-name="T142">Roper, </text:span><text:span text:style-name="T168">Oman</text:span><text:span text:style-name="T142">, Frenk, Ben</text:span><text:span text:style-name="T133">ítez-Llambay, Navarro and Santos-Santos (202</text:span><text:span text:style-name="T190">3</text:span><text:span text:style-name="T133">). </text:span><text:span text:style-name="T152">The diversity of rotation curves of simulated galaxies with cusps and cores</text:span><text:span text:style-name="T133">. MNRAS</text:span><text:span text:style-name="T194"> </text:span><text:span text:style-name="T187">521: 1316</text:span><text:span text:style-name="T133">. [arxiv:2203.16652]</text:span></text:p>
        </text:list-item>
        <text:list-item>
          <text:p text:style-name="P67"><text:span text:style-name="T195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96">Oman</text:span><text:span text:style-name="T195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97">(2022)</text:span><text:span text:style-name="T195">. </text:span><text:span text:style-name="T198">The Astropy project: Sustaining and growing a community-oriented open-source project and the latest major release (v5.0) of the core package.</text:span><text:span text:style-name="T195"> ApJ </text:span><text:span text:style-name="T188">935: 167</text:span><text:span text:style-name="T195">. </text:span><text:span text:style-name="T199">[arxiv:</text:span><text:span text:style-name="T200">2206.14220</text:span><text:span text:style-name="T199">]</text:span></text:p>
        </text:list-item>
        <text:list-item>
          <text:p text:style-name="P68"><text:span text:style-name="T201">Bilimogga, </text:span><text:span text:style-name="T202">Oman</text:span><text:span text:style-name="T201">, Verheijen and van der Hulst (2021). </text:span><text:span text:style-name="T203">Using EAGLE simulations to study the effect of observational constraints on determination of HI asymmetries in galaxies</text:span><text:span text:style-name="T201">. MNRAS </text:span><text:span text:style-name="T204">513: 5310</text:span><text:span text:style-name="T201">. [arxiv:2205.00675]</text:span></text:p>
        </text:list-item>
        <text:list-item>
          <text:p text:style-name="P69"><text:span text:style-name="T205">Mancera</text:span><text:span text:style-name="T206">-Piña</text:span><text:span text:style-name="T207">, </text:span><text:span text:style-name="T205">Fraternali, Oosterloo, Adams, </text:span><text:span text:style-name="T208">Oman</text:span><text:span text:style-name="T205"> and Leisman (202</text:span><text:span text:style-name="T209">2</text:span><text:span text:style-name="T205">). </text:span><text:span text:style-name="T210">No need for dark matter: resolved kinematics of the ultra-diffuse galaxy AGC 114905.</text:span><text:span text:style-name="T205"> MNRAS</text:span><text:span text:style-name="T211"> 512: 3230</text:span><text:span text:style-name="T205">. [arxiv:</text:span><text:span text:style-name="T209">2112.00017</text:span><text:span text:style-name="T205">]</text:span></text:p>
        </text:list-item>
        <text:list-item>
          <text:p text:style-name="P69"><text:span text:style-name="T195">† </text:span><text:span text:style-name="T205">Sirks, </text:span><text:span text:style-name="T208">Oman</text:span><text:span text:style-name="T205">, Robertson, Massey and Frenk (2021). </text:span><text:span text:style-name="T210">The effects of self-interacting dark matter on the stripping of galaxies that fall into clusters</text:span><text:span text:style-name="T205">. MNRAS </text:span><text:span text:style-name="T211">511: 5927</text:span><text:span text:style-name="T205">. [arxiv:2109.03257]</text:span></text:p>
        </text:list-item>
        <text:list-item>
          <text:p text:style-name="P70"><text:span text:style-name="T212">Oman</text:span><text:span text:style-name="T213"> (202</text:span><text:span text:style-name="T214">2</text:span><text:span text:style-name="T213">). </text:span><text:span text:style-name="T215">The ALFALFA </text:span><text:span text:style-name="T216">HI</text:span><text:span text:style-name="T215"> velocity width function.</text:span><text:span text:style-name="T213"> MNRAS </text:span><text:span text:style-name="T217">509:</text:span><text:span text:style-name="T213"> </text:span><text:span text:style-name="T217">3268</text:span><text:span text:style-name="T213">. [arxiv:2108.08856]</text:span></text:p>
        </text:list-item>
        <text:list-item>
          <text:p text:style-name="P70"><text:soft-page-break/><text:span text:style-name="T218">K</text:span><text:span text:style-name="T219">arunakaran, Spekkens, </text:span><text:span text:style-name="T220">Oman</text:span><text:span text:style-name="T219">, Simpson, Fattahi, Sand, Bennet, Crnojevi</text:span><text:span text:style-name="T221">ć</text:span><text:span text:style-name="T219">, Frenk, G</text:span><text:span text:style-name="T221">ó</text:span><text:span text:style-name="T219">mez, Grand, Jones, Marinacci, Mutlu-Pakdil, Navarro </text:span><text:span text:style-name="T222">and</text:span><text:span text:style-name="T219"> Zaritsky (2021). </text:span><text:span text:style-name="T223">Satellites around Milky Way analogs: Tension in the number and fraction of quiescent satellites seen in observations versus simulations.</text:span><text:span text:style-name="T219"> ApJ </text:span><text:span text:style-name="T224">916: 19</text:span><text:span text:style-name="T219">. [arxiv:2105.09321]</text:span></text:p>
        </text:list-item>
        <text:list-item>
          <text:p text:style-name="P71"><text:span text:style-name="T225">† </text:span><text:span text:style-name="T219">Upadhyay, </text:span><text:span text:style-name="T220">Oman</text:span><text:span text:style-name="T219"> </text:span><text:span text:style-name="T222">and</text:span><text:span text:style-name="T226"> </text:span><text:span text:style-name="T219">Trager (2021). </text:span><text:span text:style-name="T223">Star formation histories of Coma Cluster galaxies matched to simulated orbits hint at quenching around first pericenter.</text:span><text:span text:style-name="T219"> A&amp;A </text:span><text:span text:style-name="T224">652: A16</text:span><text:span text:style-name="T219">. [arxiv:2104.04388]</text:span></text:p>
        </text:list-item>
        <text:list-item>
          <text:p text:style-name="P71"><text:span text:style-name="T218">Brouwer, </text:span><text:span text:style-name="T227">Oman</text:span><text:span text:style-name="T218">, </text:span><text:span text:style-name="T228">Valentijn, Bilicki, Heymans, Hoekstra, Napolitano, Roy, Tortora, Wright, Asgari, van den Busch, Dvornik, Erben, Giblin, Graham, Hildebrandt, Hopkins, Kannawadi, Kuijken, Liske, Shan, Tr</text:span><text:span text:style-name="T229">ö</text:span><text:span text:style-name="T228">ster and Visser (202</text:span><text:span text:style-name="T230">1</text:span><text:span text:style-name="T228">). </text:span><text:span text:style-name="T231">The weak lensing radial acceleration relation: Constraining modified gravity and cold dark matter theories with KiDS-1000.</text:span><text:span text:style-name="T228"> A&amp;A </text:span><text:span text:style-name="T230">650: A113</text:span><text:span text:style-name="T228">. </text:span><text:span text:style-name="T230">[arxiv:2106.11677]</text:span></text:p>
        </text:list-item>
        <text:list-item>
          <text:p text:style-name="P72"><text:span text:style-name="T232">B</text:span><text:span text:style-name="T233">oard, Bozorgnia, Strigari, Grand, Fattahi, Frenk, Marinacci, Navarro and </text:span><text:span text:style-name="T234">Oman</text:span><text:span text:style-name="T233"> (2021). </text:span><text:span text:style-name="T235">Velocity-dependent J-factors for annihilation radiation from cosmological simulations.</text:span><text:span text:style-name="T233"> JCAP 2021-04: 70. </text:span><text:span text:style-name="T236">[arxiv:</text:span><text:span text:style-name="T233">2101.06284</text:span><text:span text:style-name="T236">]</text:span></text:p>
        </text:list-item>
        <text:list-item>
          <text:p text:style-name="P72"><text:span text:style-name="T237">★ Oman</text:span><text:span text:style-name="T238">, Bahé, Healy, Hess, Hudson and Verheijen (2021). </text:span><text:span text:style-name="T239">A homogeneous measurement of the delay between the onsets of gas stripping and star formation quenching in satellite galaxies of groups and clusters.</text:span><text:span text:style-name="T238"> MNRAS </text:span><text:span text:style-name="T240">501: 5073</text:span><text:span text:style-name="T238">. [arxiv:2009.00667]</text:span></text:p>
        </text:list-item>
        <text:list-item>
          <text:p text:style-name="P72"><text:span text:style-name="T238">Deason, </text:span><text:span text:style-name="T237">Oman</text:span><text:span text:style-name="T238">, Fattahi, Schaller, Jauzac, Zhang, Montes, Bahé, Dalla Vecchia, Kay and Evans (2020). </text:span><text:span text:style-name="T239">Stellar splashback: </text:span><text:span text:style-name="T241">t</text:span><text:span text:style-name="T239">he edge of the intracluster light.</text:span><text:span text:style-name="T238"> MNRAS 500: 4181. [arxiv:2010.02937]</text:span></text:p>
        </text:list-item>
        <text:list-item>
          <text:p text:style-name="P72"><text:span text:style-name="T242">Genina, Read, Frenk, Cole, Benítez-Llambay, Ludlow, Navarro, </text:span><text:span text:style-name="T243">Oman</text:span><text:span text:style-name="T242"> and Robertson (2020). </text:span><text:span text:style-name="T244">To beta or not to beta: can higher-order Jeans analysis break the mass-anisotropy degeneracy in simulated dwarfs?</text:span><text:span text:style-name="T242"> MNRAS </text:span><text:span text:style-name="T238">498: 144</text:span><text:span text:style-name="T242">. [arxiv:1911.09124]</text:span></text:p>
        </text:list-item>
        <text:list-item>
          <text:p text:style-name="P72"><text:span text:style-name="T242">Deason, Fattahi, Frenk, Grand, </text:span><text:span text:style-name="T243">Oman</text:span><text:span text:style-name="T242">, Garrison-Kimmel, Simpson and Navarro (2020). </text:span><text:span text:style-name="T244">The edge of the Galaxy.</text:span><text:span text:style-name="T242"> MNRAS 496: 3929. [arxiv:2002.09497]</text:span></text:p>
        </text:list-item>
        <text:list-item>
          <text:p text:style-name="P72"><text:span text:style-name="T242">Mancera-Piña, Fraternali, </text:span><text:span text:style-name="T243">Oman</text:span><text:span text:style-name="T242">, Adams, Bacchini, Marasco, Oosterloo, Pezzulli, Posti, Leisman, Cannon, di Teodoro, Gault, Haynes, Reiter, Rhode, Salzer and Smith (2020). </text:span><text:span text:style-name="T244">Robust HI kinematics of gas-rich ultra-diffuse galaxies: hints of a weak-feedback formation scenario.</text:span><text:span text:style-name="T242"> MNRAS 495: 3636. [arxiv:2004.14392]</text:span></text:p>
        </text:list-item>
        <text:list-item>
          <text:p text:style-name="P72"><text:span text:style-name="T242">Marasco, Posti, </text:span><text:span text:style-name="T243">Oman</text:span><text:span text:style-name="T242">, Famaey, Cresci and Fraternali (2020). </text:span><text:span text:style-name="T244">Massive disc galaxies in cosmological hydrodynamical simulations are too dark matter-dominated.</text:span><text:span text:style-name="T242"> A&amp;A, 883: L33. [arxiv:2005.01724]</text:span></text:p>
        </text:list-item>
        <text:list-item>
          <text:p text:style-name="P73"><text:span text:style-name="T242">★ Santos-Santos, Navarro, Robertson, Benítez-Llambay, </text:span><text:span text:style-name="T243">Oman</text:span><text:span text:style-name="T242">, Lovell, Frenk, Ludlow, Fattahi and Ritz (2020). </text:span><text:span text:style-name="T244">Baryonic clues to the puzzling diversity of dwarf galaxy rotation curves.</text:span><text:span text:style-name="T242"> MNRAS 495: 58. [arxiv:1911.09116]</text:span></text:p>
        </text:list-item>
        <text:list-item>
          <text:p text:style-name="P73"><text:span text:style-name="T242">Cautun, Benítez-Llambay, Deason, Frenk, Fattahi, Gómez, Grand, </text:span><text:span text:style-name="T243">Oman</text:span><text:span text:style-name="T242">, Navarro and Simpson (2020). </text:span><text:span text:style-name="T244">The Milky Way total mass profile as inferred fr</text:span><text:span text:style-name="T245">o</text:span><text:span text:style-name="T244">m Gaia DR2.</text:span><text:span text:style-name="T242"> MNRAS 494: 4291. [arxiv:1911.04557]</text:span></text:p>
        </text:list-item>
        <text:list-item>
          <text:p text:style-name="P72"><text:soft-page-break/><text:span text:style-name="T242">Richings, Frenk, Jenkins, Robertson, Fattahi, Grand, Navarro, Pakmor, Gómez, Marinacci and </text:span><text:span text:style-name="T243">Oman</text:span><text:span text:style-name="T242"> (2020). </text:span><text:span text:style-name="T244">Subhalo destruction in the APOSTLE and Auriga simulations.</text:span><text:span text:style-name="T242"> MNRAS 492: 5780. [arxiv:1811.12437]</text:span></text:p>
        </text:list-item>
        <text:list-item>
          <text:p text:style-name="P72"><text:span text:style-name="T246">† </text:span><text:span text:style-name="T242">Lane, Navarro, Fattahi, </text:span><text:span text:style-name="T243">Oman</text:span><text:span text:style-name="T242"> and Bovy (2020). </text:span><text:span text:style-name="T244">The Ophiuchus stream progenitor: a new type of globular cluster and its possible Sagittarius connection.</text:span><text:span text:style-name="T242"> MNRAS 492: 4164. [arxiv:1905.12633</text:span><text:span text:style-name="T247">]</text:span></text:p>
        </text:list-item>
        <text:list-item>
          <text:p text:style-name="P72"><text:span text:style-name="T242">Chauhan, Lagos, Obreschkow, Power, </text:span><text:span text:style-name="T243">Oman</text:span><text:span text:style-name="T242"> and Elahi (2019). </text:span><text:span text:style-name="T244">The HI velocity function: a test of cosmology or baryon physics?</text:span><text:span text:style-name="T242"> MNRAS 488: 5898. [arxiv:1906.06130</text:span><text:span text:style-name="T247">]</text:span></text:p>
        </text:list-item>
        <text:list-item>
          <text:p text:style-name="P72"><text:span text:style-name="T242">Genina, Frenk, Benítez-Llambay, Cole, Navarro, </text:span><text:span text:style-name="T243">Oman</text:span><text:span text:style-name="T242"> and Fattahi (2019). </text:span><text:span text:style-name="T244">The distinct stellar metallicity populations of simulated Local Group dwarfs.</text:span><text:span text:style-name="T242"> MNRAS 488: 2312. [arxiv:1812.04839]</text:span></text:p>
        </text:list-item>
        <text:list-item>
          <text:p text:style-name="P72"><text:span text:style-name="T242">Bose, Frenk, Jenkins, Fattahi, Gomez, Grand, Marinacci, Navarro, </text:span><text:span text:style-name="T243">Oman</text:span><text:span text:style-name="T242">, Pakmor, Schaye, Simpson and Springel (2019). </text:span><text:span text:style-name="T244">No cores in dark matter-dominated dwarf galaxies with bursty star formation histories.</text:span><text:span text:style-name="T242"> MNRAS, 486: 4790. [arxiv:1810.03635]</text:span></text:p>
        </text:list-item>
        <text:list-item>
          <text:p text:style-name="P72"><text:span text:style-name="T242">Owers, Hudson, </text:span><text:span text:style-name="T243">Oman</text:span><text:span text:style-name="T242">, Bland-Hawthron, Brough, Bryant, Cortese, Couch, Croom, van de Sande, Federrath, Groves, Hopkins, Lawrence, Lorente, McDermid, Medling, Richards, Scott, Taranu, Welker and Yi (2019). </text:span><text:span text:style-name="T244">The SAMI Galaxy Survey: Quenching of star formation in clusters I. Transition galaxies.</text:span><text:span text:style-name="T242"> ApJ 873: 52. [arxiv:1901.08185]</text:span></text:p>
        </text:list-item>
        <text:list-item>
          <text:p text:style-name="P72"><text:span text:style-name="T243">★ Oman</text:span><text:span text:style-name="T242">, Marasco, Navarro, Frenk, Schaye and Benítez-Llambay (2019). </text:span><text:span text:style-name="T244">Non-circular motions and the diversity of dwarf galaxy rotation curves.</text:span><text:span text:style-name="T242"> MNRAS 482: 821. [arxiv:1706.07478]</text:span></text:p>
        </text:list-item>
        <text:list-item>
          <text:p text:style-name="P72"><text:span text:style-name="T242">Digby, Navarro, Fattahi, Simpson, </text:span><text:span text:style-name="T243">Oman</text:span><text:span text:style-name="T242">, Gomez, Frenk, Grand and Pakmor (2018). </text:span><text:span text:style-name="T244">The star formation histories of dwarf galaxies in Local Group cosmological simulations.</text:span><text:span text:style-name="T242"> MNRAS 485: 5423. [arxiv:1812.04839]</text:span></text:p>
        </text:list-item>
        <text:list-item>
          <text:p text:style-name="P72"><text:span text:style-name="T242">Mancera-Piña, Fraternali, Adams, Marasco, Oosterloo, </text:span><text:span text:style-name="T243">Oman</text:span><text:span text:style-name="T242">, Leisman, di Teodoro, Posti, Battipaglia, Cannon, Gault, Haynes, Janowiecki, McAllan, Pagel, Reiter, Rhode, Salzer and Smith (2019). </text:span><text:span text:style-name="T244">Off the baryonic Tully-Fisher relation: a population of baryon-dominated ultra-diffuse galaxies.</text:span><text:span text:style-name="T242"> ApJL 883: 33. [arxiv:1909.01363]</text:span></text:p>
        </text:list-item>
        <text:list-item>
          <text:p text:style-name="P72"><text:span text:style-name="T242">Fattahi, Navarro, Frenk, </text:span><text:span text:style-name="T243">Oman</text:span><text:span text:style-name="T242">, Sawala and Schaller (2018). </text:span><text:span text:style-name="T244">Tidal stripping and the structure of dwarf galaxies in the Local Group.</text:span><text:span text:style-name="T242"> MNRAS 476: 3816. [arxiv:1707.03898]</text:span></text:p>
        </text:list-item>
        <text:list-item>
          <text:p text:style-name="P74"><text:span text:style-name="T206">N</text:span><text:span text:style-name="T248">a</text:span><text:span text:style-name="T206">varro, Yozin, Loewen, Benítez-Llambay, Fattahi, Frenk, </text:span><text:span text:style-name="T249">Oman</text:span><text:span text:style-name="T206">, Schaye and Theuns (2018). </text:span><text:span text:style-name="T244">The innate origin of radial and vertical gradients in a simulated galaxy disc.</text:span><text:span text:style-name="T206"> MNRAS 476: 3648. [arxiv:1709.01040]</text:span></text:p>
        </text:list-item>
        <text:list-item>
          <text:p text:style-name="P74"><text:span text:style-name="T206">Marasco, </text:span><text:span text:style-name="T249">Oman</text:span><text:span text:style-name="T206">, Navarro, Frenk and Oosterloo (2018). </text:span><text:span text:style-name="T244">Bars in dark-matter-dominated dwarf galaxy discs.</text:span><text:span text:style-name="T206"> MNRAS 476: 2168. [arxiv:1711.09914]</text:span></text:p>
        </text:list-item>
        <text:list-item>
          <text:p text:style-name="P74"><text:span text:style-name="T206">Genina, <text:s/>Benítez-Llambay, Frenk, Cole, Fattahi, Navarro, </text:span><text:span text:style-name="T249">Oman</text:span><text:span text:style-name="T206">, Sawala and Theuns (2018). </text:span><text:span text:style-name="T244">The core-cusp problem: a matter of perspective.</text:span><text:span text:style-name="T206"> MNRAS 474: 1398. [arxiv:1707.06303]</text:span></text:p>
        </text:list-item>
        <text:list-item>
          <text:p text:style-name="P74"><text:span text:style-name="T206">Navarro, Benítez-Llambay, Fattahi, Frenk, Ludlow, </text:span><text:span text:style-name="T249">Oman</text:span><text:span text:style-name="T206">, Schaller and Theuns (2017). </text:span><text:span text:style-name="T244">The origin of the mass discrepancy-acceleration relation in ΛCDM.</text:span><text:span text:style-name="T206"> MNRAS 471: 1841. [arxiv:1612.06329]</text:span></text:p>
        </text:list-item>
        <text:list-item>
          <text:p text:style-name="P74"><text:soft-page-break/><text:span text:style-name="T206">Campbell, Frenk, Jenkins, Eke, Navarro, Sawala, Schaller, Fattahi, </text:span><text:span text:style-name="T249">Oman</text:span><text:span text:style-name="T206"> and Theuns (2017). </text:span><text:span text:style-name="T244">Knowing the unknowns: uncertainties in simple estimators of dynamical masses.</text:span><text:span text:style-name="T206"> MNRAS 469: 2335. [arxiv:1603.04443]</text:span></text:p>
        </text:list-item>
        <text:list-item>
          <text:p text:style-name="P74"><text:span text:style-name="T206">Wang, Fattahi, Cooper, Sawala, Strigari, Frenk, Navarro, </text:span><text:span text:style-name="T249">Oman</text:span><text:span text:style-name="T206"> and Schaller (2017). </text:span><text:span text:style-name="T244">Tidal features of classical Milky Way satellites in a Λ cold dark matter universe.</text:span><text:span text:style-name="T206"> MNRAS 468: 4887. [arxiv:1611.00778]</text:span></text:p>
        </text:list-item>
        <text:list-item>
          <text:p text:style-name="P74"><text:span text:style-name="T206">Sawala, Pihajoki, Johansson, Frenk, Navarro, </text:span><text:span text:style-name="T249">Oman</text:span><text:span text:style-name="T206"> and White (2017). </text:span><text:span text:style-name="T244">Shaken and stirred: The Milky Way's dark substructures.</text:span><text:span text:style-name="T206"> MNRAS 467: 4383. [arxiv:1609.01718]</text:span></text:p>
        </text:list-item>
        <text:list-item>
          <text:p text:style-name="P75"><text:span text:style-name="T206">Ludlow, Benítez-Llambay, Schaller, Theuns, Frenk, Bower, Schaye, Crain, Navarro, Fattahi and </text:span><text:span text:style-name="T249">Oman</text:span><text:span text:style-name="T206"> (2017). </text:span><text:span text:style-name="T244">The Mass-discrepancy acceleration relation: a natural outcome of galaxy formation in CDM halos.</text:span><text:span text:style-name="T206"> Phys Rev Lett 118: 161103. [arxiv:1610.07663]</text:span></text:p>
        </text:list-item>
        <text:list-item>
          <text:p text:style-name="P75"><text:span text:style-name="T206">Benítez-Llambay, Navarro, Frenk, Sawala, </text:span><text:span text:style-name="T249">Oman</text:span><text:span text:style-name="T206">, Fattahi, Schaller, Schaye, Crain and Theuns (2017). </text:span><text:span text:style-name="T244">The properties of “dark” LCDM haloes in the Local Group.</text:span><text:span text:style-name="T206"> MNRAS 465: 3913. [arxiv:1609.01301]</text:span></text:p>
        </text:list-item>
        <text:list-item>
          <text:p text:style-name="P74"><text:span text:style-name="T206">Starkenburg, </text:span><text:span text:style-name="T249">Oman</text:span><text:span text:style-name="T206">, Navarro, Crain, Fattahi, Frenk, Sawala and Schaye (2017). </text:span><text:span text:style-name="T244">The oldest and most pristine stars in the APOSTLE Local Group simulations.</text:span><text:span text:style-name="T206"> MNRAS 465: 2212. [arxiv:1609.05214]</text:span></text:p>
        </text:list-item>
        <text:list-item>
          <text:p text:style-name="P74"><text:span text:style-name="T206">Sales, Navarro, </text:span><text:span text:style-name="T249">Oman</text:span><text:span text:style-name="T206">, Fattahi, Ferrero, Abadi, Bower, Crain, Frenk, Sawala, Schaller, Schaye, Theuns and White (2016). </text:span><text:span text:style-name="T244">The low-mass end of the baryonic Tully-Fisher relation.</text:span><text:span text:style-name="T206"> MNRAS 464: 2419. [arxiv:1602.02155]</text:span></text:p>
        </text:list-item>
        <text:list-item>
          <text:p text:style-name="P74"><text:span text:style-name="T249">Oman</text:span><text:span text:style-name="T206"> and Hudson (2016). </text:span><text:span text:style-name="T244">Satellite quenching timescales in clusters from projected phase space measurements matched to simulated orbits.</text:span><text:span text:style-name="T206"> MNRAS, 463: 3083. [arxiv:1607.07934]</text:span></text:p>
        </text:list-item>
        <text:list-item>
          <text:p text:style-name="P76"><text:span text:style-name="T206">Schaller, Frenk, Fattahi, Navarro, </text:span><text:span text:style-name="T249">Oman</text:span><text:span text:style-name="T206"> and Sawala (2016). </text:span><text:span text:style-name="T244">The low abundance and insignificance of dark discs in simulated Milky Way galaxies.</text:span><text:span text:style-name="T206"> MNRAS 461: L56. [arxiv:1605.02770]</text:span></text:p>
        </text:list-item>
        <text:list-item>
          <text:p text:style-name="P76"><text:span text:style-name="T249">Oman</text:span><text:span text:style-name="T206">, Navarro, Sales, Fattahi, Frenk, Sawala, Schaller and White (2016). </text:span><text:span text:style-name="T244">Missing dark matter in dwarf galaxies?</text:span><text:span text:style-name="T206"> MNRAS 460: 3610. [arxiv:1601.01026]</text:span></text:p>
        </text:list-item>
        <text:list-item>
          <text:p text:style-name="P74"><text:span text:style-name="T206">Sawala, Frenk, Fattahi, Navarro, Bower, Crain, Dalla Vecchia, Furlong, Helly, Jenkins, </text:span><text:span text:style-name="T249">Oman</text:span><text:span text:style-name="T206">, Schaller, Schaye, Theuns, Trayford and White (2016). </text:span><text:span text:style-name="T244">The APOSTLE simulations: solutions to the Local Group's cosmic puzzles.</text:span><text:span text:style-name="T206"> MNRAS 457: 1931. [arxiv:1511.01098]</text:span></text:p>
        </text:list-item>
        <text:list-item>
          <text:p text:style-name="P74"><text:span text:style-name="T206">Fattahi, Navarro, Sawala, Frenk, </text:span><text:span text:style-name="T249">Oman</text:span><text:span text:style-name="T206">, Crain, Furlong, Schaller, Schaye, Theuns and Jenkins (2016). </text:span><text:span text:style-name="T244">The APOSTLE project: Local Group kinematic mass constraints and simulation candidate selection.</text:span><text:span text:style-name="T206"> MNRAS 457: 844. [arxiv:1507.03643]</text:span></text:p>
        </text:list-item>
        <text:list-item>
          <text:p text:style-name="P74"><text:span text:style-name="T249">★ Oman</text:span><text:span text:style-name="T206">, Navarro, Fattahi, Frenk, Sawala, White, Bower, Crain, Furlong, Schaller, Schaye and Theuns (2015). </text:span><text:span text:style-name="T244">The unexpected diversity of dwarf galaxy rotation curves.</text:span><text:span text:style-name="T206"> MNRAS. 452: 3650. [arxiv:1504.01437]</text:span></text:p>
        </text:list-item>
        <text:list-item>
          <text:p text:style-name="P77"><text:span text:style-name="T206">Taranu, Hudson, Balogh, Smith, Power, </text:span><text:span text:style-name="T249">Oman</text:span><text:span text:style-name="T206">, Krane (2014). </text:span><text:span text:style-name="T244">Quenching star formation in cluster galaxies.</text:span><text:span text:style-name="T206"> MNRAS 440: 1934. [arxiv:1211.3411]</text:span></text:p>
        </text:list-item>
        <text:list-item>
          <text:p text:style-name="P77"><text:span text:style-name="T249">Oman</text:span><text:span text:style-name="T206">, Hudson and Behroozi (2013). </text:span><text:span text:style-name="T244">Disentangling satellite galaxy populations using orbit tracking in simulations.</text:span><text:span text:style-name="T206"> MNRAS 431: 2307. [arxiv:1301.6757]</text:span></text:p>
        </text:list-item>
      </text:list>
      <text:p text:style-name="P78"><text:soft-page-break/><text:span text:style-name="T242">O</text:span><text:span text:style-name="T233">ther refereed publications</text:span></text:p>
      <text:list text:continue-numbering="true" text:style-name="L1">
        <text:list-item>
          <text:p text:style-name="P79"><text:span text:style-name="T250">O</text:span><text:span text:style-name="T251">man</text:span><text:span text:style-name="T252"> (2024). </text:span><text:span text:style-name="T253">MARTINI: Mock Array Radio Telescope Interferometry of the Neutral ISM.</text:span><text:span text:style-name="T252"> JOSS 9: 6860. </text:span><text:span text:style-name="T254">[arxiv:</text:span><text:span text:style-name="T255">2406.05574</text:span><text:span text:style-name="T254">]</text:span></text:p>
        </text:list-item>
        <text:list-item>
          <text:p text:style-name="P74"><text:span text:style-name="T250">Oman</text:span><text:span text:style-name="T256">, Starkenburg and Navarro (2018). </text:span><text:span text:style-name="T245">The “building blocks” of stellar haloes.</text:span><text:span text:style-name="T256"> Galaxies 5: 33. [arxiv:1708.00929]</text:span></text:p>
          <text:p text:style-name="P80">Non-refereed publications &amp; software</text:p>
        </text:list-item>
        <text:list-item>
          <text:p text:style-name="P81"><text:span text:style-name="T10">Read, Steger, Walker, Genina, Frenk, Cole, </text:span><text:span text:style-name="T257">Ben</text:span><text:span text:style-name="T258">ítez-Llambay, </text:span><text:span text:style-name="T259">Ludlow, Navarro, </text:span><text:span text:style-name="T260">Oman</text:span><text:span text:style-name="T259">, Robertson, Collins, Ibata, Rich, Martin, Peñarrubia. Chapman, Tollerud and Weisz (2023). </text:span><text:span text:style-name="T140">GravSphere: Jeans modelling code.</text:span><text:span text:style-name="T259"> Astrophysics Source Code Library 2312.009.</text:span></text:p>
        </text:list-item>
        <text:list-item>
          <text:p text:style-name="P82"><text:span text:style-name="T9">Oman</text:span><text:span text:style-name="T10">, Brouwer, Ludlow and Navarro (2020). </text:span><text:span text:style-name="T73">Observational constraints on the slope of the radial acceleration relation at low accelerations.</text:span><text:span text:style-name="T10"> [arxiv:2006.06700]</text:span></text:p>
        </text:list-item>
        <text:list-item>
          <text:p text:style-name="P83"><text:span text:style-name="T9">Oman</text:span> (2019). <text:span text:style-name="T54">MARTINI: Mock spatially resolved spectral line observations of simulated galaxies.</text:span> Astrophysics Source Code Library 1911.005.</text:p>
        </text:list-item>
        <text:list-item>
          <text:p text:style-name="P83"><text:span text:style-name="T234">Oman</text:span><text:span text:style-name="T233"> (2017). </text:span><text:span text:style-name="T235">The APOSTLE simulations: Rotation curves derived from synthetic 21-cm observations.</text:span><text:span text:style-name="T233"> Rediscovering our Galaxy, Proceedings of the IAU Symposium 334: 213. [arXiv: 1712.02562]</text:span></text:p>
        </text:list-item>
        <text:list-item>
          <text:p text:style-name="P84"><text:span text:style-name="T219">Fattahi, Navarro, Sawala, Frenk, Sales, </text:span><text:span text:style-name="T220">Oman</text:span><text:span text:style-name="T219">, Schaller and Wang (2016). </text:span><text:span text:style-name="T223">The cold dark matter content of Galactic dwarf spheroidals: no cores, no failures, no problem.</text:span><text:span text:style-name="T219"> [arxiv:1607.06479]</text:span></text:p>
        </text:list-item>
        <text:list-item>
          <text:p text:style-name="P84"><text:span text:style-name="T261">Sawala, Frenk, Fattahi, Navarro, Bower, Crain, Dalla Vecchia, Furlong, Helly, Jenkins, </text:span><text:span text:style-name="T262">Oman</text:span><text:span text:style-name="T261">, Scahller, Schaye, Theuns, Trayford and White (2014). </text:span><text:span text:style-name="T263">Local Group galaxies emerge from the dark.</text:span><text:span text:style-name="T261"> [arxiv:1412.2748]</text:span></text:p>
        </text:list-item>
      </text:list>
      <text:p text:style-name="P85"><text:span text:style-name="T264">Conferences and Workshops</text:span><text:tab/></text:p>
      <text:p text:style-name="P86"><text:span text:style-name="T265"><text:tab/></text:span><text:span text:style-name="T266">Contributed talk “Pathfinder HI Survey Coordination Committee workshop”<text:tab/>Sept 2025<text:line-break/><text:tab/> <text:s/>Cagliari, Italy</text:span></text:p>
      <text:p text:style-name="P87"><text:span text:style-name="T265"><text:tab/></text:span><text:span text:style-name="T267">SOC at “ASTRODAT”<text:tab/>Sept 2025<text:line-break/><text:tab/> <text:s/>Durham University, Durham, United Kingdom</text:span></text:p>
      <text:p text:style-name="P87"><text:span text:style-name="T265"><text:tab/></text:span><text:span text:style-name="T266">Contributed talk at “Colibre team workshop”<text:tab/>Apr 2025<text:line-break/><text:tab/> <text:s/>Leiden University, Leiden, The Netherlands</text:span></text:p>
      <text:p text:style-name="P87"><text:span text:style-name="T265"><text:tab/></text:span><text:span text:style-name="T268">SOC at “SWAN Universe workshop”<text:tab/>Dec 2024<text:line-break/><text:tab/> <text:s/>ICRAR UWA, Perth, Australia</text:span></text:p>
      <text:p text:style-name="P88"><text:span text:style-name="T268"><text:tab/></text:span><text:span text:style-name="T269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89"><text:span text:style-name="T265"><text:tab/></text:span><text:span text:style-name="T270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90"><text:span text:style-name="T265"><text:tab/></text:span><text:span text:style-name="T271">SOC at “Small galaxies, cosmic questions II”<text:tab/>Aug 2024<text:line-break/><text:tab/> <text:s/>Durham University, Durham, United Kingdom</text:span></text:p>
      <text:p text:style-name="P90"><text:soft-page-break/><text:span text:style-name="T265"><text:tab/></text:span><text:span text:style-name="T272">Contributed talk at “Towards unified sub-grid prescriptions for galaxy mode</text:span><text:span text:style-name="T270">l</text:span><text:span text:style-name="T272">ling”<text:tab/>Sept 2023<text:line-break/><text:tab/> <text:s/>Lorentz Centre, Leiden, The Netherlands</text:span></text:p>
      <text:p text:style-name="P37"><text:span text:style-name="T265"><text:tab/></text:span><text:span text:style-name="T272">Contributed talk at “FiatLux”<text:tab/>Jun 2023<text:line-break/><text:tab/> <text:s/>Centro Mariapoli, Castel Gandolfo, Italy</text:span></text:p>
      <text:p text:style-name="P37"><text:span text:style-name="T265"><text:tab/></text:span><text:span text:style-name="T106">Contributed talk at </text:span><text:span text:style-name="T273">“Pathfinder HI Survey Coordination Committee workshop”<text:tab/></text:span><text:span text:style-name="T106">Mar 2023<text:line-break/><text:tab/> <text:s/>University of Cape Town, Cape Town, South Africa</text:span></text:p>
      <text:p text:style-name="P91"><text:span text:style-name="T265"><text:tab/></text:span><text:span text:style-name="T106">Poster at “IAUS 379: Dynamical masses of Local Group galaxies”<text:tab/>Mar 2023<text:line-break/><text:tab/> <text:s/>Telegrafenberg, Potsdam, Germany</text:span></text:p>
      <text:p text:style-name="P92"><text:span text:style-name="T265"><text:tab/></text:span><text:span text:style-name="T274">Contributed talk at “Virgo meeting”<text:tab/>Jul 2022<text:line-break/><text:tab/> <text:s/></text:span><text:span text:style-name="T275">Max-Planck Institute for Astrophysics, Garching, Germany</text:span></text:p>
      <text:p text:style-name="P93"><text:span text:style-name="T265"><text:tab/></text:span><text:span text:style-name="T276">Contributed</text:span><text:span text:style-name="T277"> talk at “</text:span><text:span text:style-name="T276">EAS2022/</text:span><text:span text:style-name="T277">SS8: D</text:span><text:span text:style-name="T278">warf galaxies beyond the Local Group”</text:span><text:span text:style-name="T279"><text:tab/></text:span><text:span text:style-name="T278">Jun 2022<text:line-break/><text:tab/> <text:s/>Valencia Conference Centre, Valencia, Spain</text:span></text:p>
      <text:p text:style-name="P94"><text:span text:style-name="T265"><text:tab/></text:span><text:span text:style-name="T276">Poster</text:span><text:span text:style-name="T277"> at “EAS2022/S4: Satellite galaxies and tidal streams”</text:span><text:span text:style-name="T265"><text:tab/></text:span><text:span text:style-name="T277">Jun 2022<text:line-break/><text:tab/> <text:s/>Valencia Conference Centre, Valencia, Spain</text:span></text:p>
      <text:p text:style-name="P95"><text:span text:style-name="T279"><text:tab/></text:span><text:span text:style-name="T278">Invited talk at “EAS2022/SS5: Neutral hydrogen”</text:span><text:span text:style-name="T279"><text:tab/></text:span><text:span text:style-name="T278">Jun 2022</text:span><text:span text:style-name="T277"><text:line-break/><text:tab/> <text:s/>Valencia Conference Centre, Valencia, Spain</text:span></text:p>
      <text:p text:style-name="P96"><text:tab/>Contributed talk at “Durham Edinburgh Exchange”<text:tab/>Jan 2022<text:line-break/><text:tab/> <text:s/>Virtual meeting</text:p>
      <text:p text:style-name="P97"><text:span text:style-name="T12"><text:tab/></text:span><text:span text:style-name="T280">Contributed talk at “Heraeus Seminar: Astrophysical windows on dark matter”<text:tab/>Nov 2021<text:line-break/><text:tab/> <text:s/>The Royal Society, London, United Kingdom</text:span></text:p>
      <text:p text:style-name="P98"><text:span text:style-name="T12"><text:tab/></text:span><text:span text:style-name="T281">Contributed talk </text:span><text:span text:style-name="T282">&amp; 2 posters</text:span><text:span text:style-name="T281"> at “National Astronomy Meeting 2021”<text:tab/>Jul 2021<text:line-break/><text:tab/> <text:s/>Virtual meeting</text:span></text:p>
      <text:p text:style-name="P99"><text:span text:style-name="T12"><text:tab/></text:span><text:span text:style-name="T281">SOC at “EAS2021/SS24: The role of nurture on the SF cycle in satellite </text:span><text:span text:style-name="T283">galaxies</text:span><text:span text:style-name="T281">”<text:tab/>Jun 2021<text:line-break/><text:tab/> <text:s/>Virtual meeting</text:span></text:p>
      <text:p text:style-name="P99"><text:span text:style-name="T12"><text:tab/></text:span><text:span text:style-name="T284">Contributed talk at “Durham Edinburgh Exchange”</text:span><text:span text:style-name="T12"><text:tab/></text:span><text:span text:style-name="T284">Jan 2021<text:line-break/><text:tab/> <text:s/>Virtual meeting</text:span></text:p>
      <text:p text:style-name="P100"><text:tab/>Contributed talk at “South American Dark Matter”<text:tab/>Dec 2020<text:line-break/><text:tab/> <text:s/>Virtual meeting</text:p>
      <text:p text:style-name="P100"><text:tab/>Contributed talk at “WALLABY Science Day”<text:tab/>Nov 2020<text:line-break/><text:tab/> <text:s/>Virtual meeting</text:p>
      <text:p text:style-name="P101"><text:span text:style-name="T12"><text:tab/></text:span><text:span text:style-name="T285">Invited talk at “Pathfinder HI Survey Coordination Committee workshop”<text:tab/>May 2020<text:line-break/><text:tab/> <text:s/>Virtual meeting</text:span></text:p>
      <text:p text:style-name="P102"><text:span text:style-name="T12"><text:tab/></text:span><text:span text:style-name="T285">Participant at “Virgo meeting”<text:tab/>Jan 2020<text:line-break/><text:tab/> <text:s/>Durham University, Durham, United Kingdom</text:span></text:p>
      <text:p text:style-name="P102"><text:span text:style-name="T12"><text:tab/></text:span><text:span text:style-name="T285">Contributed talk at “Durham Edinburgh Exchange”<text:tab/>Jan 2020<text:line-break/><text:tab/> <text:s/>Durham University, Durham, United Kingdom</text:span></text:p>
      <text:p text:style-name="P102"><text:soft-page-break/><text:span text:style-name="T12"><text:tab/></text:span><text:span text:style-name="T285">Contributed talk at “Galaxy evolution in a new era of HI surveys”<text:tab/>Aug 2019<text:line-break/><text:tab/> <text:s/>Munich Institute for Astro- and Particle Physics, Munich, Germany</text:span></text:p>
      <text:p text:style-name="P103"><text:span text:style-name="T10"><text:tab/></text:span><text:span text:style-name="T285">Contributed talk at “</text:span><text:span text:style-name="T286">Small galaxies, cosmic questions</text:span><text:span text:style-name="T285">”<text:tab/>Jul 2019<text:line-break/><text:tab/> <text:s/>Durham University, Durham, United Kingdom</text:span></text:p>
      <text:p text:style-name="P104"><text:span text:style-name="T10"><text:tab/></text:span><text:span text:style-name="T285">Contributed t</text:span><text:span text:style-name="T287">alk at “Computational cosmology”<text:tab/>Dec 2018<text:line-break/><text:tab/> <text:s/>Lorentz Centre, Leiden, The Netherlands</text:span></text:p>
      <text:p text:style-name="P105"><text:span text:style-name="T12"><text:tab/></text:span><text:span text:style-name="T287">Participant at </text:span><text:span text:style-name="T12">“</text:span><text:span text:style-name="T287">Blaauw Workshop: Galaxy dynamics in the current era”<text:tab/>Nov 2018<text:line-break/><text:tab/> <text:s/>Kapteyn Institute, Groningen, The Netherlands</text:span></text:p>
      <text:p text:style-name="P106"><text:span text:style-name="T10"><text:tab/></text:span><text:span text:style-name="T287">Contributed talk at “The HI/Story of the nearby Universe”<text:tab/>Sept 2018<text:line-break/><text:tab/> <text:s/>Kapteyn Institute/ASTRON, Groningen, The Netherlands</text:span></text:p>
      <text:p text:style-name="P105"><text:span text:style-name="T12"><text:tab/></text:span><text:span text:style-name="T287">Contributed talk at “Tensions in the LCDM paradigm”<text:tab/>May 2018<text:line-break/><text:tab/> <text:s/>Mainz Institute for Theoretical Physics, Mainz, Germany</text:span></text:p>
      <text:p text:style-name="P107"><text:span text:style-name="T10"><text:tab/></text:span><text:span text:style-name="T287">Poster at “The small-scale structure of cold(?) dark matter”<text:tab/>Ap</text:span><text:span text:style-name="T283">r</text:span><text:span text:style-name="T287"> 2018<text:line-break/><text:tab/> <text:s/>Kavli Institute for Theoretical Physics, Santa Barbara, USA</text:span></text:p>
      <text:p text:style-name="P108"><text:span text:style-name="T10"><text:tab/></text:span><text:span text:style-name="T287">Contributed talk at “Virgo meeting”<text:tab/>Dec 2017<text:line-break/><text:tab/> <text:s/>Max-Planck Institute for Astrophysics, Garching, Germany</text:span></text:p>
      <text:p text:style-name="P109"><text:span text:style-name="T288"><text:tab/>Invited talk at </text:span><text:span text:style-name="T289">“</text:span><text:span text:style-name="T288">IAUS 334: Rediscovering our Galaxy”<text:tab/>Jul 2017<text:line-break/><text:tab/> <text:s/>Telegrafenberg, Potsdam, Germany</text:span></text:p>
      <text:p text:style-name="P110"><text:span text:style-name="T290"><text:tab/></text:span><text:span text:style-name="T291">Contributed talk at “On the origin of baryonic galaxy haloes”<text:tab/>Mar 2017<text:line-break/><text:tab/> <text:s/>Observat</text:span><text:span text:style-name="T292">o</text:span><text:span text:style-name="T291">rio Astron</text:span><text:span text:style-name="T292">ómico de Quit</text:span><text:span text:style-name="T293">o</text:span><text:span text:style-name="T292">, Galapagos Islands, Ecuador</text:span></text:p>
      <text:p text:style-name="P111"><text:tab/>Contributed talk at “Northwest astronomy meeting”<text:tab/>Oct 2016<text:line-break/><text:tab/> <text:s/>Western Washington University, Bellingham, USA</text:p>
      <text:p text:style-name="P112"><text:tab/>Contributed talk at “Dark matter in the Milky Way”<text:tab/>May 2016<text:line-break/><text:tab/> <text:s/>Johannes Gutenburg University, Mainz, Germany</text:p>
      <text:p text:style-name="P113"><text:tab/>Contributed talk at “Dark matter on the smallest scales”<text:tab/>Apr 2016<text:line-break/><text:tab/> <text:s/>University of Leiden, Leiden, Netherlands</text:p>
      <text:p text:style-name="P114"><text:tab/>Contributed talk at “Potsdam thinkshop XIII: Near field cosmology”<text:tab/>Mar 2016<text:line-break/><text:tab/> <text:s/>Innsbruck University Centre, Obergurgl, Austria</text:p>
      <text:p text:style-name="P115"><text:span text:style-name="T292"><text:tab/></text:span><text:span text:style-name="T294">Participant at “HiPACC Summer School: AstroInformatics”<text:tab/>Aug 2012<text:line-break/><text:tab/> <text:s/>University of California </text:span><text:span text:style-name="T295">at </text:span><text:span text:style-name="T294">San Diego, San Diego, USA</text:span></text:p>
      <text:p text:style-name="P116"><text:span text:style-name="T296"><text:tab/></text:span><text:span text:style-name="T297">Poster at “Star formation and gas reservoirs in nearby groups and clusters”<text:tab/>Jul 2012<text:line-break/><text:tab/> <text:s/>Union College, Schenectady, USA</text:span></text:p>
      <text:p text:style-name="P117"><text:span text:style-name="T298">Invited </text:span><text:span text:style-name="T299">Colloquia &amp; </text:span><text:span text:style-name="T298">Seminars</text:span><text:tab/></text:p>
      <text:p text:style-name="P118"><text:tab/><text:span text:style-name="T300">Colloquium: ICRAR, University of Western Australia, Australia<text:tab/>Mar 2024</text:span></text:p>
      <text:p text:style-name="P119"><text:tab/>Colloquium: Cardiff University School of Physics &amp; Astronomy, UK<text:tab/>Nov 2023</text:p>
      <text:p text:style-name="P120"><text:tab/><text:span text:style-name="T301">Seminar: University of Edinburgh Institute for Astronomy, UK<text:tab/>Nov 2022</text:span></text:p>
      <text:p text:style-name="P121"><text:soft-page-break/><text:tab/>Seminar: University College London Cosmoparticle Initiative, UK<text:tab/>Mar 2022</text:p>
      <text:p text:style-name="P122"><text:tab/>Seminar: International Centre for Radio Astronomy Research, Australia<text:tab/>Aug 2021</text:p>
      <text:p text:style-name="P123"><text:span text:style-name="T299"><text:tab/>Colloquium: </text:span><text:span text:style-name="T302">Queen’s University Department of Physics and Astronomy, Canada<text:tab/>Jan 202</text:span><text:span text:style-name="T303">1</text:span></text:p>
      <text:p text:style-name="P124"><text:span text:style-name="T304"><text:tab/></text:span><text:span text:style-name="T305">Seminar</text:span><text:span text:style-name="T306">: </text:span><text:span text:style-name="T118">University of Nottingham School of Physics and Astronomy, UK<text:tab/>Dec 2020</text:span></text:p>
      <text:p text:style-name="P125"><text:span text:style-name="T307"><text:tab/></text:span><text:span text:style-name="T308">Seminar</text:span><text:span text:style-name="T299">: </text:span><text:span text:style-name="T302">Oxford University Department of Physics, UK<text:tab/>Oct 2020</text:span></text:p>
      <text:p text:style-name="P125"><text:span text:style-name="T307"><text:tab/></text:span><text:span text:style-name="T299">Seminar: </text:span><text:span text:style-name="T307">Universidade Federal do Esp</text:span><text:span text:style-name="T309">í</text:span><text:span text:style-name="T307">rito Santo Department of Physics, Brazil<text:tab/>Jul 2020</text:span></text:p>
      <text:p text:style-name="P126"><text:tab/><text:span text:style-name="T299">Colloquium: </text:span>University of Edinburgh Institute for Astronomy, UK<text:tab/>Feb 2020</text:p>
      <text:p text:style-name="P127"><text:tab/><text:span text:style-name="T299">Seminar: </text:span><text:span text:style-name="T307">Deutsches Elektronen-Synchrotron DESY, Germany<text:tab/>Nov 2019</text:span></text:p>
      <text:p text:style-name="P128"><text:tab/><text:span text:style-name="T299">Seminar: </text:span>University of Surrey Physics Department, UK<text:tab/>Sept 2017</text:p>
      <text:p text:style-name="P129"><text:tab/><text:span text:style-name="T299">Seminar: </text:span>University of Cambridge Institute of Astronomy, UK<text:tab/>May 2016</text:p>
      <text:p text:style-name="P130"><text:tab/><text:span text:style-name="T299">Seminar: </text:span>Astrophysics Institute Potsdam, Germany<text:tab/>Apr 2016</text:p>
      <text:p text:style-name="P130"><text:tab/><text:span text:style-name="T299">Seminar: </text:span>University of Washington Physics &amp; Astronomy Department, USA<text:tab/>Feb 2016</text:p>
      <text:p text:style-name="P130"><text:tab/><text:span text:style-name="T299">Seminar: </text:span>University of Waterloo Physics &amp; Astronomy Department, Canada<text:tab/>Dec 2014</text:p>
      <text:p text:style-name="P131"><text:span text:style-name="T310">Public Talks &amp; Outreach</text:span><text:span text:style-name="T8"><text:tab/></text:span></text:p>
      <text:p text:style-name="P132"><text:span text:style-name="T265"><text:tab/></text:span><text:span text:style-name="T311">Public talk: Newcastle Astronomical Society<text:tab/></text:span><text:span text:style-name="T266">Feb</text:span><text:span text:style-name="T311"> 202</text:span><text:span text:style-name="T266">5</text:span></text:p>
      <text:p text:style-name="P132"><text:span text:style-name="T265"><text:tab/></text:span><text:span text:style-name="T312">Radio Astro Interviewee at IAU GA XXXIII<text:tab/>Aug 2024</text:span></text:p>
      <text:p text:style-name="P132"><text:span text:style-name="T265"><text:tab/></text:span><text:span text:style-name="T313">Caf</text:span><text:span text:style-name="T314">é</text:span><text:span text:style-name="T315"> Scientifique Durham speaker<text:tab/>May 2024</text:span></text:p>
      <text:p text:style-name="P133"><text:span text:style-name="T315"><text:tab/></text:span><text:span text:style-name="T316">Durham Schools Science Festival demonstrator<text:tab/>Mar 2024</text:span></text:p>
      <text:p text:style-name="P133"><text:span text:style-name="T265"><text:tab/></text:span><text:span text:style-name="T272">Street Cosmos at Blackhall demonstrator<text:tab/>Aug 2023</text:span></text:p>
      <text:p text:style-name="P9"><text:span text:style-name="T265"><text:tab/></text:span><text:span text:style-name="T317">Ogden Centre for Fundamental Physics </text:span><text:span text:style-name="T318">Ogden@20</text:span><text:span text:style-name="T317"> open day demonstrator<text:tab/>Nov 2022</text:span></text:p>
      <text:p text:style-name="P134"><text:span text:style-name="T75"><text:tab/></text:span><text:span text:style-name="T319">Celebrate Science! Durham demonstrator<text:tab/>Oct 2022</text:span></text:p>
      <text:p text:style-name="P135"><text:span text:style-name="T75"><text:tab/></text:span><text:span text:style-name="T320">Public talk: Sunderland Astronomical Society<text:tab/>Nov 2021</text:span></text:p>
      <text:p text:style-name="P136"><text:span text:style-name="T75"><text:tab/></text:span><text:span text:style-name="T321">Nuffield Foundation research placement host </text:span><text:span text:style-name="T322">for J. Turnbull</text:span><text:span text:style-name="T321"><text:tab/></text:span><text:span text:style-name="T320">Aug</text:span><text:span text:style-name="T321"> 2021</text:span></text:p>
      <text:p text:style-name="P137"><text:tab/>Royal Society Summer Science Exhibition Workshop<text:tab/>Jul 2021</text:p>
      <text:p text:style-name="P138"><text:span text:style-name="T323"><text:tab/></text:span><text:span text:style-name="T324">Public talk: </text:span><text:span text:style-name="T325">Rato Bangala School Science Club</text:span><text:span text:style-name="T326">, Nepal<text:tab/>Jul 20</text:span><text:span text:style-name="T327">20</text:span></text:p>
      <text:p text:style-name="P139"><text:span text:style-name="T327"><text:tab/></text:span><text:span text:style-name="T328">Durham ICC School visit</text:span><text:span text:style-name="T272">s</text:span><text:span text:style-name="T328"><text:tab/>Jan 2020 – </text:span><text:span text:style-name="T272">present</text:span></text:p>
      <text:p text:style-name="P140"><text:tab/>Celebrate Science! Durham demonstrator<text:tab/>Oct 2019</text:p>
      <text:p text:style-name="P141"><text:span text:style-name="T325"><text:tab/>Meet the IAU astronomers! programme member<text:tab/>2019 </text:span><text:span text:style-name="T329">– </text:span><text:span text:style-name="T325">present</text:span></text:p>
      <text:p text:style-name="P141"><text:span text:style-name="T289"><text:tab/></text:span><text:span text:style-name="T330">Public </text:span><text:span text:style-name="T325">t</text:span><text:span text:style-name="T330">alk: RAS of Canada, Victoria chapter monthly meeting<text:tab/>Apr 2017</text:span></text:p>
      <text:p text:style-name="P142"><text:span text:style-name="T289"><text:tab/></text:span><text:span text:style-name="T331">Public talk: Dominion Astrophysical Observatory </text:span><text:span text:style-name="T332">s</text:span><text:span text:style-name="T331">ummer star parties<text:tab/>Jul 2016</text:span></text:p>
      <text:p text:style-name="P143"><text:soft-page-break/><text:span text:style-name="T333"><text:tab/></text:span><text:span text:style-name="T334">University of Victoria Student Radio CFUV “Beyond the Jargon” interviewee<text:tab/>Dec 2016</text:span></text:p>
      <text:p text:style-name="P144"><text:span text:style-name="T331"><text:tab/></text:span><text:span text:style-name="T335">Public talk: SPACE: Students in Physics and Astronomy Communication<text:tab/>Jul 2016<text:line-break/><text:tab/> <text:s/>Enrichment</text:span></text:p>
      <text:p text:style-name="P130"><text:tab/>Public talk: SPACE: Students in Physics and Astronomy Communication<text:tab/>Aug 2015<text:line-break/><text:tab/> <text:s/>Enrichment</text:p>
      <text:p text:style-name="P145"><text:tab/>University of Victoria Observatory tours for various school, youth and <text:tab/>2015 – <text:span text:style-name="T336">2017</text:span><text:line-break/><text:tab/> <text:s/>general public groups<text:tab/></text:p>
      <text:p text:style-name="P146"><text:tab/><text:span text:style-name="T337">Contributor of &gt;250 physics &amp; astrophysics answers to public questions on the <text:tab/>2013 </text:span>– <text:span text:style-name="T337">present<text:line-break/><text:tab/> <text:s/>PhysicsSE Q&amp;A platform (physics.stackexchange.com/users/11053/kyle-oman)</text:span></text:p>
      <text:p text:style-name="P147"><text:span text:style-name="T338">Professional </text:span><text:span text:style-name="T339">Citizenship</text:span><text:span text:style-name="T26"><text:tab/></text:span></text:p>
      <text:p text:style-name="P148"><text:span text:style-name="T97"><text:tab/>Re</text:span><text:span text:style-name="T340">feree </text:span><text:span text:style-name="T97">for </text:span><text:span text:style-name="T341">MNRAS, ApJ, </text:span><text:span text:style-name="T342">A&amp;A,</text:span><text:span text:style-name="T341"> </text:span><text:span text:style-name="T343">NatAs, </text:span><text:span text:style-name="T344">PRL, </text:span><text:span text:style-name="T341">JCAP, </text:span><text:span text:style-name="T345">OJA, </text:span><text:span text:style-name="T346">JOSS,</text:span><text:span text:style-name="T97"><text:tab/>2016 – present<text:line-break/><text:tab/> <text:s/></text:span><text:span text:style-name="T346">Chinese Physics C</text:span></text:p>
      <text:p text:style-name="P149"><text:span text:style-name="T97"><text:tab/></text:span><text:span text:style-name="T319">Durham Astronomy &amp; Instrumentation internal mini-conference organiser<text:tab/>Jun 2022</text:span><text:span text:style-name="T75"><text:tab/></text:span></text:p>
      <text:p text:style-name="P150"><text:span text:style-name="T67"><text:tab/>Durham Physics Research Staff Consultative Committee m</text:span><text:span text:style-name="T347">ember</text:span><text:span text:style-name="T67"><text:tab/>2019 </text:span><text:span text:style-name="T66">– </text:span><text:span text:style-name="T348">present<text:line-break/><text:tab/> <text:s/>as co-chair: 2020 – 2023</text:span></text:p>
      <text:p text:style-name="P150"><text:span text:style-name="T67"><text:tab/></text:span><text:span text:style-name="T349">Durham Astronomy PhD admissions interview panellist<text:tab/>2020</text:span></text:p>
      <text:p text:style-name="P151"><text:span text:style-name="T67"><text:tab/>Durham Astronomy </text:span><text:span text:style-name="T347">ICC </text:span><text:span text:style-name="T67">postdoctoral representative </text:span><text:span text:style-name="T285">to </text:span><text:span text:style-name="T347">astronomy group</text:span><text:span text:style-name="T67"><text:tab/>20</text:span><text:span text:style-name="T347">20</text:span><text:span text:style-name="T67"> </text:span><text:span text:style-name="T66">– </text:span><text:span text:style-name="T64">2023</text:span></text:p>
      <text:p text:style-name="P152"><text:span text:style-name="T86"><text:tab/>Durham Astronomy Friday seminar co-organizer<text:tab/>2019 </text:span><text:span text:style-name="T78">– </text:span><text:span text:style-name="T344">2020</text:span></text:p>
      <text:p text:style-name="P151"><text:span text:style-name="T67"><text:tab/>Kapteyn Institute Monday seminar co-organizer<text:tab/>2018 </text:span><text:span text:style-name="T66">– </text:span><text:span text:style-name="T67">2019</text:span></text:p>
      <text:p text:style-name="P153"><text:span text:style-name="T101"><text:tab/></text:span><text:span text:style-name="T350">Funding proposal reviews for </text:span><text:span text:style-name="T351">UKRI/STFC (UK), SNF (Switzerland),<text:tab/>2018<text:line-break/><text:tab/> <text:s/></text:span><text:span text:style-name="T350">FWO (Belgium), Conicyt (Chile)</text:span></text:p>
      <text:p text:style-name="P154"><text:tab/>University of Victoria Physics &amp; Astronomy graduate student association<text:tab/>2014 – 2015<text:line-break/><text:tab/> <text:s text:c="2"/>vice-chair</text:p>
      <text:p text:style-name="P155"><text:tab/>University of Victoria astronomy group weekly discussion meeting chair<text:tab/>2014 – 2015</text:p>
      <text:p text:style-name="P155"><text:tab/>University of Victoria graduate student representative to department<text:tab/>2014 – 2015</text:p>
      <text:p text:style-name="P155"><text:tab/>University of Waterloo undergraduate student representative to department<text:tab/>2008 – 2011</text:p>
      <text:p text:style-name="P156"><text:span text:style-name="T352">Training &amp; professional development</text:span><text:span text:style-name="T26"><text:tab/></text:span></text:p>
      <text:p text:style-name="P157"><text:span text:style-name="T97"><text:tab/></text:span><text:span text:style-name="T353">Leadership effectiveness<text:tab/>Oct 2024<text:line-break/><text:tab/> <text:s/>The Royal Society &amp; ICL Business School</text:span></text:p>
      <text:p text:style-name="P157"><text:span text:style-name="T97"><text:tab/></text:span><text:span text:style-name="T354">Introduction to </text:span><text:span text:style-name="T355">m</text:span><text:span text:style-name="T354">anagement<text:tab/>Sept 2024<text:line-break/><text:tab/> <text:s/>The Royal Society &amp; ICL Business School</text:span></text:p>
      <text:p text:style-name="P157"><text:span text:style-name="T354"><text:tab/></text:span><text:span text:style-name="T353">Getting started with doctoral supervision<text:tab/>Jan 2024<text:line-break/><text:tab/> <text:s/>Durham Centre for Academic Development (DCAD)</text:span></text:p>
      <text:p text:style-name="P158"><text:soft-page-break/><text:span text:style-name="T354"><text:tab/></text:span><text:span text:style-name="T356">Research-informed public engagement<text:tab/>Jul 2023<text:line-break/><text:tab/> <text:s/>DiRAC &amp; Science Museums Group</text:span></text:p>
      <text:p text:style-name="P159"><text:span text:style-name="T357">Professional Memberships</text:span><text:tab/></text:p>
      <text:p text:style-name="P160"><text:span text:style-name="T358"><text:tab/></text:span><text:span text:style-name="T347">WALLABY survey member (Technical Working Group 1)</text:span><text:span text:style-name="T358"><text:tab/></text:span><text:span text:style-name="T347">2020 </text:span><text:span text:style-name="T10">–</text:span><text:span text:style-name="T347"> present<text:line-break/><text:tab/> <text:s/></text:span><text:span text:style-name="T359">TWG 1 co-chair: 2024 – present</text:span></text:p>
      <text:p text:style-name="P160"><text:span text:style-name="T359"><text:tab/></text:span><text:span text:style-name="T360">MIGHTEE-HI survey member<text:tab/>2023 – present</text:span></text:p>
      <text:p text:style-name="P160"><text:span text:style-name="T347"><text:tab/>MHONGOOSE survey member<text:tab/>2020 </text:span><text:span text:style-name="T10">– </text:span><text:span text:style-name="T347">present</text:span></text:p>
      <text:p text:style-name="P161"><text:span text:style-name="T344"><text:tab/></text:span><text:span text:style-name="T361">SKA </text:span><text:span text:style-name="T343">Cosmology</text:span><text:span text:style-name="T361"> Science Working Group member<text:tab/>202</text:span><text:span text:style-name="T343">2</text:span><text:span text:style-name="T361"> </text:span><text:span text:style-name="T97">– </text:span><text:span text:style-name="T361">present</text:span></text:p>
      <text:p text:style-name="P162"><text:span text:style-name="T347"><text:tab/></text:span><text:span text:style-name="T362">SKA HI Galaxy Science Working Group member<text:tab/>2021 </text:span><text:span text:style-name="T10">– </text:span><text:span text:style-name="T362">present</text:span></text:p>
      <text:p text:style-name="P163"><text:span text:style-name="T347"><text:tab/></text:span><text:span text:style-name="T10">Virgo Consortium for Cosmological Supercomputer Simulations </text:span><text:span text:style-name="T363">m</text:span><text:span text:style-name="T10">ember<text:tab/>2013 </text:span><text:span text:style-name="T101">– </text:span><text:span text:style-name="T10">present</text:span></text:p>
      <text:p text:style-name="P160"><text:span text:style-name="T358"><text:tab/></text:span><text:span text:style-name="T364">Canadian Astronomical Society (CASCA) Ordinary Member<text:tab/>2016 – </text:span><text:span text:style-name="T365">2019</text:span></text:p>
      <text:p text:style-name="P164"><text:tab/>International Astronomical Union (IAU) Junior Member<text:tab/>2018 – present</text:p>
      <text:p text:style-name="P164"><text:tab/><text:span text:style-name="T366">Fellow of the Royal Astronomical Society<text:tab/>2024 – present</text:span></text:p>
      <text:p text:style-name="P164"><text:tab/><text:span text:style-name="T367">European Astronomical Society Member<text:tab/>2025 – present</text:span></text:p>
      <text:p text:style-name="P165"><text:span text:style-name="T368">Public codes &amp; utilities</text:span><text:tab/></text:p>
      <text:p text:style-name="P166"><text:span text:style-name="T369">A</text:span><text:span text:style-name="T356">s lead author:</text:span></text:p>
      <text:p text:style-name="P167"><text:span text:style-name="T369"><text:tab/></text:span><text:span text:style-name="T17">SWIFTGalaxy<text:tab/>2022</text:span><text:span text:style-name="T18"><text:line-break/><text:tab/> <text:s/>github.com/</text:span><text:span text:style-name="T370">SWIFTSIM</text:span><text:span text:style-name="T18">/swiftgalaxy</text:span></text:p>
      <text:p text:style-name="P168"><text:span text:style-name="T358"><text:tab/></text:span><text:span text:style-name="T371">MARTINI: Mock Array Radio Telescope Interferometry of the Neutral ISM<text:tab/>2019<text:line-break/><text:tab/> <text:s/>github.com/kyleaoman/martini<text:line-break/><text:tab/> <text:s/></text:span><text:span text:style-name="T372">Code reviewed through PyOpenSci &amp; published in JOSS</text:span></text:p>
      <text:p text:style-name="P169"><text:tab/>read_eagle (python-only version)<text:tab/>2019<text:line-break/><text:tab/> <text:s/>github.com/kyleaoman/pyread_eagle</text:p>
      <text:p text:style-name="P169"><text:tab/>eagleSQLTools (python3 version)<text:tab/>2018<text:line-break/><text:tab/> <text:s/>github.com/kyleaoman/eagleSqlTools</text:p>
      <text:p text:style-name="P170">As contributor:</text:p>
      <text:p text:style-name="P170"><text:tab/>astropy, SWIFTSimIO <text:span text:style-name="T373">(co-maintainer)</text:span>, <text:span text:style-name="T374">3D</text:span>Barolo</text:p>
      <text:p text:style-name="P117"><text:span text:style-name="T298">Languages</text:span><text:tab/></text:p>
      <text:p text:style-name="P144"><text:span text:style-name="T12"><text:tab/></text:span><text:span text:style-name="T358">English (native), French (native), </text:span><text:span text:style-name="T365">Dutch (basic)</text:span></text:p>
      <text:p text:style-name="P171"><text:span text:style-name="T375">Citizenship</text:span><text:tab/></text:p>
      <text:p text:style-name="P172"><text:span text:style-name="T358"><text:tab/></text:span><text:span text:style-name="T376">Canadian</text:span></text:p>
      <text:p text:style-name="P173"><text:soft-page-break/>References<text:tab/></text:p>
      <text:p text:style-name="P174"><text:span text:style-name="T377"><text:tab/>Prof. </text:span><text:span text:style-name="T320">Carlos Frenk</text:span><text:span text:style-name="T377"><text:line-break/><text:tab/></text:span><text:span text:style-name="T320">Institute for Computational Cosmology</text:span><text:span text:style-name="T378">, </text:span><text:span text:style-name="T320">Durham University</text:span><text:span text:style-name="T378"><text:line-break/><text:tab/>+</text:span><text:span text:style-name="T320">44 191 334 3641</text:span><text:span text:style-name="T378"><text:line-break/><text:tab/></text:span><text:a xlink:type="simple" xlink:href="mailto:c.s.frenk@durham.ac.uk" text:style-name="Internet_20_link" text:visited-style-name="Visited_20_Internet_20_Link"><text:span text:style-name="T320">c.s.frenk@durham.ac.uk</text:span></text:a></text:p>
      <text:p text:style-name="P175"><text:span text:style-name="T12"><text:tab/></text:span><text:span text:style-name="T379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379">sctrager@astro.rug.nl</text:span></text:a></text:p>
      <text:p text:style-name="P176"><text:span text:style-name="T380"><text:tab/></text:span><text:span text:style-name="T381">Prof. Julio Navarro</text:span><text:span text:style-name="T382"><text:line-break/></text:span><text:span text:style-name="T381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381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5-04-24T12:03:27.463261275">2025-04-24</text:date></text:span><text:tab/></text:p>
      </style:header-first>
      <style:footer>
        <text:p text:style-name="Footer"><text:tab/><text:page-number text:select-page="current">17</text:page-number> <text:span text:style-name="MT4">of </text:span><text:span text:style-name="MT4"><text:page-count>17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7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24.8.6.2$Linux_X86_64 LibreOffice_project/480$Build-2</meta:generator>
    <dc:date>2025-04-24T12:02:09.930688787</dc:date>
    <meta:editing-duration>P1DT20H10M52S</meta:editing-duration>
    <meta:editing-cycles>233</meta:editing-cycles>
    <meta:print-date>2024-06-06T09:34:53.135962990</meta:print-date>
    <meta:printed-by>PDF files</meta:printed-by>
    <meta:document-statistic meta:table-count="0" meta:image-count="1" meta:object-count="0" meta:page-count="17" meta:paragraph-count="275" meta:word-count="4974" meta:character-count="37433" meta:non-whitespace-character-count="32070"/>
  </office:meta>
</office:document-meta>
</file>